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77">
            <text:p>1077</text:p>
          </table:table-cell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  <table:table-cell office:value-type="float" office:value="1081">
            <text:p>1081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0.555041628122112">
            <text:p>-0.555041628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124">
            <text:p>1124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3.02491103202847">
            <text:p>-3.024911032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741">
            <text:p>741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2.69905533063428">
            <text:p>-2.6990553306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65">
            <text:p>1465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3">
            <text:p>1483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1.48347943358058">
            <text:p>-1.4834794336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38">
            <text:p>838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5.72792362768496">
            <text:p>-5.7279236277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773">
            <text:p>773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1.8111254851229">
            <text:p>-1.811125485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79">
            <text:p>979</text:p>
          </table:table-cell>
          <table:table-cell office:value-type="float" office:value="994">
            <text:p>994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1.50905432595575">
            <text:p>-1.509054326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  <table:table-cell office:value-type="float" office:value="1352">
            <text:p>1352</text:p>
          </table:table-cell>
          <table:table-cell office:value-type="float" office:value="1335">
            <text:p>1335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 office:value-type="float" office:value="1">
            <text:p>1</text:p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1.27340823970037">
            <text:p>1.2734082397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45">
            <text:p>645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2.01550387596899">
            <text:p>-2.015503876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265">
            <text:p>12265</text:p>
          </table:table-cell>
          <table:table-cell office:value-type="float" office:value="0">
            <text:p>0</text:p>
          </table:table-cell>
          <table:table-cell office:value-type="float" office:value="12245">
            <text:p>12245</text:p>
          </table:table-cell>
          <table:table-cell office:value-type="float" office:value="12405">
            <text:p>1240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1.28980249899234">
            <text:p>-1.289802499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023">
            <text:p>2023</text:p>
          </table:table-cell>
          <table:table-cell office:value-type="float" office:value="2075">
            <text:p>2075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2.50602409638554">
            <text:p>-2.5060240964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1337">
            <text:p>1337</text:p>
          </table:table-cell>
          <table:table-cell office:value-type="float" office:value="1389">
            <text:p>1389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3.74370050395967">
            <text:p>-3.743700504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047">
            <text:p>3047</text:p>
          </table:table-cell>
          <table:table-cell office:value-type="float" office:value="1">
            <text:p>1</text:p>
          </table:table-cell>
          <table:table-cell office:value-type="float" office:value="3044">
            <text:p>3044</text:p>
          </table:table-cell>
          <table:table-cell office:value-type="float" office:value="3077">
            <text:p>307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1.07247318817029">
            <text:p>-1.0724731882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846">
            <text:p>1846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 office:value-type="float" office:value="1">
            <text:p>1</text:p>
          </table:table-cell>
          <table:table-cell/>
          <table:table-cell table:formula="of:=([.D15]/[.E15]*100)-100" office:value-type="float" office:value="-0.59588299024918">
            <text:p>-0.5958829902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82">
            <text:p>1182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211">
            <text:p>1211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 office:value-type="float" office:value="1">
            <text:p>1</text:p>
          </table:table-cell>
          <table:table-cell/>
          <table:table-cell table:formula="of:=([.D16]/[.E16]*100)-100" office:value-type="float" office:value="-2.3121387283237">
            <text:p>-2.3121387283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float" office:value="967">
            <text:p>967</text:p>
          </table:table-cell>
          <table:table-cell office:value-type="float" office:value="989">
            <text:p>989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2.22446916076845">
            <text:p>-2.2244691608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3">
            <text:p>1743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48">
            <text:p>1748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-1.65903890160183">
            <text:p>-1.6590389016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65">
            <text:p>1265</text:p>
          </table:table-cell>
          <table:table-cell office:value-type="float" office:value="1263">
            <text:p>126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0.158353127474271">
            <text:p>0.1583531275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18">
            <text:p>1618</text:p>
          </table:table-cell>
          <table:table-cell office:value-type="float" office:value="1">
            <text:p>1</text:p>
          </table:table-cell>
          <table:table-cell office:value-type="float" office:value="1622">
            <text:p>1622</text:p>
          </table:table-cell>
          <table:table-cell office:value-type="float" office:value="1633">
            <text:p>1633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-0.67360685854257">
            <text:p>-0.6736068585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4044">
            <text:p>4044</text:p>
          </table:table-cell>
          <table:table-cell office:value-type="float" office:value="4145">
            <text:p>4145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 office:value-type="float" office:value="1">
            <text:p>1</text:p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 office:value-type="float" office:value="1">
            <text:p>1</text:p>
          </table:table-cell>
          <table:table-cell table:formula="of:=IF(OR(AND([.G21]=1;[.I21]=1);AND([.F21]=1;[.H21]=1));1;&quot;&quot;)" office:value-type="float" office:value="1">
            <text:p>1</text:p>
          </table:table-cell>
          <table:table-cell/>
          <table:table-cell table:formula="of:=([.D21]/[.E21]*100)-100" office:value-type="float" office:value="-2.43667068757539">
            <text:p>-2.4366706876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76">
            <text:p>1176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1.10544217687074">
            <text:p>1.1054421769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40">
            <text:p>4940</text:p>
          </table:table-cell>
          <table:table-cell office:value-type="float" office:value="0">
            <text:p>0</text:p>
          </table:table-cell>
          <table:table-cell office:value-type="float" office:value="4937">
            <text:p>4937</text:p>
          </table:table-cell>
          <table:table-cell office:value-type="float" office:value="4975">
            <text:p>497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0.763819095477388">
            <text:p>-0.7638190955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975">
            <text:p>3975</text:p>
          </table:table-cell>
          <table:table-cell office:value-type="float" office:value="1">
            <text:p>1</text:p>
          </table:table-cell>
          <table:table-cell office:value-type="float" office:value="4034">
            <text:p>4034</text:p>
          </table:table-cell>
          <table:table-cell office:value-type="float" office:value="4080">
            <text:p>408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 office:value-type="float" office:value="1">
            <text:p>1</text:p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  <table:table-cell table:formula="of:=([.D24]/[.E24]*100)-100" office:value-type="float" office:value="-1.12745098039215">
            <text:p>-1.1274509804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5920">
            <text:p>5920</text:p>
          </table:table-cell>
          <table:table-cell office:value-type="float" office:value="1">
            <text:p>1</text:p>
          </table:table-cell>
          <table:table-cell office:value-type="float" office:value="5944">
            <text:p>5944</text:p>
          </table:table-cell>
          <table:table-cell office:value-type="float" office:value="6090">
            <text:p>609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-2.39737274220033">
            <text:p>-2.3973727422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6570">
            <text:p>16570</text:p>
          </table:table-cell>
          <table:table-cell office:value-type="float" office:value="1">
            <text:p>1</text:p>
          </table:table-cell>
          <table:table-cell office:value-type="float" office:value="16712">
            <text:p>16712</text:p>
          </table:table-cell>
          <table:table-cell office:value-type="float" office:value="17100">
            <text:p>1710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  <table:table-cell table:formula="of:=([.D26]/[.E26]*100)-100" office:value-type="float" office:value="-2.26900584795322">
            <text:p>-2.269005848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522">
            <text:p>2522</text:p>
          </table:table-cell>
          <table:table-cell office:value-type="float" office:value="1">
            <text:p>1</text:p>
          </table:table-cell>
          <table:table-cell office:value-type="float" office:value="2546">
            <text:p>2546</text:p>
          </table:table-cell>
          <table:table-cell office:value-type="float" office:value="2519">
            <text:p>2519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 office:value-type="float" office:value="1">
            <text:p>1</text:p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1.07185391028186">
            <text:p>1.0718539103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820">
            <text:p>1820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2.47252747252746">
            <text:p>2.4725274725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94">
            <text:p>1194</text:p>
          </table:table-cell>
          <table:table-cell office:value-type="float" office:value="1">
            <text:p>1</text:p>
          </table:table-cell>
          <table:table-cell office:value-type="float" office:value="1190">
            <text:p>1190</text:p>
          </table:table-cell>
          <table:table-cell office:value-type="float" office:value="1199">
            <text:p>1199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0.750625521267722">
            <text:p>-0.7506255213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4820">
            <text:p>4820</text:p>
          </table:table-cell>
          <table:table-cell office:value-type="float" office:value="4915">
            <text:p>491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1.93285859613428">
            <text:p>-1.932858596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30">
            <text:p>5230</text:p>
          </table:table-cell>
          <table:table-cell office:value-type="float" office:value="1">
            <text:p>1</text:p>
          </table:table-cell>
          <table:table-cell office:value-type="float" office:value="5269">
            <text:p>5269</text:p>
          </table:table-cell>
          <table:table-cell office:value-type="float" office:value="5280">
            <text:p>528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-0.208333333333329">
            <text:p>-0.2083333333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11">
            <text:p>811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1.60295930949445">
            <text:p>-1.6029593095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778">
            <text:p>1778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0.337457817772773">
            <text:p>-0.3374578178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18">
            <text:p>418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0.239234449760758">
            <text:p>-0.2392344498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2174">
            <text:p>2174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-5.05979760809568">
            <text:p>-5.059797608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353">
            <text:p>2353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416">
            <text:p>2416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1.73841059602648">
            <text:p>-1.738410596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04">
            <text:p>2304</text:p>
          </table:table-cell>
          <table:table-cell office:value-type="float" office:value="1">
            <text:p>1</text:p>
          </table:table-cell>
          <table:table-cell office:value-type="float" office:value="2335">
            <text:p>2335</text:p>
          </table:table-cell>
          <table:table-cell office:value-type="float" office:value="2313">
            <text:p>2313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 office:value-type="float" office:value="1">
            <text:p>1</text:p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  <table:table-cell table:formula="of:=([.D37]/[.E37]*100)-100" office:value-type="float" office:value="0.951145698227407">
            <text:p>0.9511456982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1179">
            <text:p>1179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0.254452926208643">
            <text:p>-0.2544529262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687">
            <text:p>3687</text:p>
          </table:table-cell>
          <table:table-cell office:value-type="float" office:value="3891">
            <text:p>3891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5.24286815728604">
            <text:p>-5.2428681573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  <table:table-cell office:value-type="float" office:value="1611">
            <text:p>1611</text:p>
          </table:table-cell>
          <table:table-cell office:value-type="float" office:value="1653">
            <text:p>1653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2.54083484573503">
            <text:p>-2.5408348457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2491">
            <text:p>2491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 office:value-type="float" office:value="1">
            <text:p>1</text:p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-2.85026093938178">
            <text:p>-2.8502609394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720">
            <text:p>8720</text:p>
          </table:table-cell>
          <table:table-cell office:value-type="float" office:value="0">
            <text:p>0</text:p>
          </table:table-cell>
          <table:table-cell office:value-type="float" office:value="8650">
            <text:p>8650</text:p>
          </table:table-cell>
          <table:table-cell office:value-type="float" office:value="8570">
            <text:p>8570</text:p>
          </table:table-cell>
          <table:table-cell table:formula="of:=IF(AND([.B42]&gt;[.E42];[.H42]=1);1;&quot;&quot;)" office:value-type="float" office:value="1">
            <text:p>1</text:p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 office:value-type="float" office:value="1">
            <text:p>1</text:p>
          </table:table-cell>
          <table:table-cell/>
          <table:table-cell table:formula="of:=([.D42]/[.E42]*100)-100" office:value-type="float" office:value="0.933488914819151">
            <text:p>0.9334889148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6779">
            <text:p>6779</text:p>
          </table:table-cell>
          <table:table-cell office:value-type="float" office:value="6870">
            <text:p>687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 office:value-type="float" office:value="1">
            <text:p>1</text:p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 office:value-type="float" office:value="1">
            <text:p>1</text:p>
          </table:table-cell>
          <table:table-cell/>
          <table:table-cell table:formula="of:=([.D43]/[.E43]*100)-100" office:value-type="float" office:value="-1.32459970887918">
            <text:p>-1.3245997089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  <table:table-cell office:value-type="float" office:value="1401">
            <text:p>1401</text:p>
          </table:table-cell>
          <table:table-cell office:value-type="float" office:value="1399">
            <text:p>1399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0.142959256611874">
            <text:p>0.1429592566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23">
            <text:p>192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34">
            <text:p>1934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 office:value-type="float" office:value="1">
            <text:p>1</text:p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 office:value-type="float" office:value="1">
            <text:p>1</text:p>
          </table:table-cell>
          <table:table-cell table:formula="of:=IF(OR(AND([.G45]=1;[.I45]=1);AND([.F45]=1;[.H45]=1));1;&quot;&quot;)" office:value-type="float" office:value="1">
            <text:p>1</text:p>
          </table:table-cell>
          <table:table-cell/>
          <table:table-cell table:formula="of:=([.D45]/[.E45]*100)-100" office:value-type="float" office:value="0.0517063081695994">
            <text:p>0.0517063082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835">
            <text:p>3835</text:p>
          </table:table-cell>
          <table:table-cell office:value-type="float" office:value="0">
            <text:p>0</text:p>
          </table:table-cell>
          <table:table-cell office:value-type="float" office:value="3812">
            <text:p>3812</text:p>
          </table:table-cell>
          <table:table-cell office:value-type="float" office:value="3780">
            <text:p>3780</text:p>
          </table:table-cell>
          <table:table-cell table:formula="of:=IF(AND([.B46]&gt;[.E46];[.H46]=1);1;&quot;&quot;)" office:value-type="float" office:value="1">
            <text:p>1</text:p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  <table:table-cell table:formula="of:=([.D46]/[.E46]*100)-100" office:value-type="float" office:value="0.846560846560848">
            <text:p>0.8465608466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33">
            <text:p>2633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634">
            <text:p>2634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0.0379650721336446">
            <text:p>-0.037965072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15">
            <text:p>3515</text:p>
          </table:table-cell>
          <table:table-cell office:value-type="float" office:value="1">
            <text:p>1</text:p>
          </table:table-cell>
          <table:table-cell office:value-type="float" office:value="3547">
            <text:p>3547</text:p>
          </table:table-cell>
          <table:table-cell office:value-type="float" office:value="3515">
            <text:p>3515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 office:value-type="float" office:value="1">
            <text:p>1</text:p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 office:value-type="float" office:value="1">
            <text:p>1</text:p>
          </table:table-cell>
          <table:table-cell table:formula="of:=IF(OR(AND([.G48]=1;[.I48]=1);AND([.F48]=1;[.H48]=1));1;&quot;&quot;)" office:value-type="float" office:value="1">
            <text:p>1</text:p>
          </table:table-cell>
          <table:table-cell/>
          <table:table-cell table:formula="of:=([.D48]/[.E48]*100)-100" office:value-type="float" office:value="0.910384068278816">
            <text:p>0.9103840683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2.45901639344262">
            <text:p>-2.4590163934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794">
            <text:p>2794</text:p>
          </table:table-cell>
          <table:table-cell office:value-type="float" office:value="0">
            <text:p>0</text:p>
          </table:table-cell>
          <table:table-cell office:value-type="float" office:value="2794">
            <text:p>2794</text:p>
          </table:table-cell>
          <table:table-cell office:value-type="float" office:value="2854">
            <text:p>2854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2.10231254379818">
            <text:p>-2.1023125438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310">
            <text:p>5310</text:p>
          </table:table-cell>
          <table:table-cell office:value-type="float" office:value="1">
            <text:p>1</text:p>
          </table:table-cell>
          <table:table-cell office:value-type="float" office:value="5285">
            <text:p>5285</text:p>
          </table:table-cell>
          <table:table-cell office:value-type="float" office:value="5300">
            <text:p>530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0.28301886792454">
            <text:p>-0.2830188679</text:p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119">
            <text:p>2119</text:p>
          </table:table-cell>
          <table:table-cell office:value-type="float" office:value="1">
            <text:p>1</text:p>
          </table:table-cell>
          <table:table-cell office:value-type="float" office:value="2126">
            <text:p>2126</text:p>
          </table:table-cell>
          <table:table-cell office:value-type="float" office:value="2133">
            <text:p>2133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-0.328176277543363">
            <text:p>-0.3281762775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380">
            <text:p>3380</text:p>
          </table:table-cell>
          <table:table-cell office:value-type="float" office:value="1">
            <text:p>1</text:p>
          </table:table-cell>
          <table:table-cell office:value-type="float" office:value="3372">
            <text:p>3372</text:p>
          </table:table-cell>
          <table:table-cell office:value-type="float" office:value="3475">
            <text:p>3475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2.96402877697842">
            <text:p>-2.964028777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40">
            <text:p>2440</text:p>
          </table:table-cell>
          <table:table-cell office:value-type="float" office:value="1">
            <text:p>1</text:p>
          </table:table-cell>
          <table:table-cell office:value-type="float" office:value="2450">
            <text:p>2450</text:p>
          </table:table-cell>
          <table:table-cell office:value-type="float" office:value="2491">
            <text:p>2491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-1.64592533119229">
            <text:p>-1.6459253312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323">
            <text:p>2323</text:p>
          </table:table-cell>
          <table:table-cell office:value-type="float" office:value="2366">
            <text:p>2366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  <table:table-cell table:formula="of:=([.D55]/[.E55]*100)-100" office:value-type="float" office:value="-1.81741335587489">
            <text:p>-1.8174133559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office:value-type="float" office:value="711">
            <text:p>711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1.68776371308017">
            <text:p>-1.687763713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35">
            <text:p>4335</text:p>
          </table:table-cell>
          <table:table-cell office:value-type="float" office:value="1">
            <text:p>1</text:p>
          </table:table-cell>
          <table:table-cell office:value-type="float" office:value="4357">
            <text:p>4357</text:p>
          </table:table-cell>
          <table:table-cell office:value-type="float" office:value="4460">
            <text:p>446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-2.30941704035874">
            <text:p>-2.3094170404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54">
            <text:p>5254</text:p>
          </table:table-cell>
          <table:table-cell office:value-type="float" office:value="5370">
            <text:p>537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-2.16014897579143">
            <text:p>-2.1601489758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23">
            <text:p>4123</text:p>
          </table:table-cell>
          <table:table-cell office:value-type="float" office:value="1">
            <text:p>1</text:p>
          </table:table-cell>
          <table:table-cell office:value-type="float" office:value="4118">
            <text:p>4118</text:p>
          </table:table-cell>
          <table:table-cell office:value-type="float" office:value="4171">
            <text:p>4171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1.27067849436587">
            <text:p>-1.2706784944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49">
            <text:p>1549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0.451904454486765">
            <text:p>-0.4519044545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1038">
            <text:p>1038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0.481695568400781">
            <text:p>-0.4816955684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40">
            <text:p>1040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  <table:table-cell table:formula="of:=([.D62]/[.E62]*100)-100" office:value-type="float" office:value="0.57692307692308">
            <text:p>0.5769230769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190">
            <text:p>5190</text:p>
          </table:table-cell>
          <table:table-cell office:value-type="float" office:value="0">
            <text:p>0</text:p>
          </table:table-cell>
          <table:table-cell office:value-type="float" office:value="5251">
            <text:p>5251</text:p>
          </table:table-cell>
          <table:table-cell office:value-type="float" office:value="5400">
            <text:p>540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2.75925925925927">
            <text:p>-2.7592592593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11">
            <text:p>1811</text:p>
          </table:table-cell>
          <table:table-cell office:value-type="float" office:value="1857">
            <text:p>1857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2.47711362412494">
            <text:p>-2.477113624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5140">
            <text:p>514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0.505836575875492">
            <text:p>-0.5058365759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405">
            <text:p>3405</text:p>
          </table:table-cell>
          <table:table-cell office:value-type="float" office:value="0">
            <text:p>0</text:p>
          </table:table-cell>
          <table:table-cell office:value-type="float" office:value="3432">
            <text:p>3432</text:p>
          </table:table-cell>
          <table:table-cell office:value-type="float" office:value="3505">
            <text:p>350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2.08273894436519">
            <text:p>-2.0827389444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831">
            <text:p>1831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-0.983069361004922">
            <text:p>-0.98306936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29">
            <text:p>2029</text:p>
          </table:table-cell>
          <table:table-cell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float" office:value="2062">
            <text:p>2062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3.24927255092143">
            <text:p>-3.2492725509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479">
            <text:p>5479</text:p>
          </table:table-cell>
          <table:table-cell office:value-type="float" office:value="5590">
            <text:p>559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1.98568872987478">
            <text:p>-1.9856887299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86">
            <text:p>1586</text:p>
          </table:table-cell>
          <table:table-cell office:value-type="float" office:value="1585">
            <text:p>1585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0.0630914826498525">
            <text:p>0.0630914826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2238">
            <text:p>223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1.02770330652369">
            <text:p>-1.0277033065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06">
            <text:p>806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0.248138957816366">
            <text:p>0.2481389578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1890">
            <text:p>1890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3.12169312169313">
            <text:p>-3.1216931217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190">
            <text:p>14190</text:p>
          </table:table-cell>
          <table:table-cell office:value-type="float" office:value="1">
            <text:p>1</text:p>
          </table:table-cell>
          <table:table-cell office:value-type="float" office:value="14234">
            <text:p>14234</text:p>
          </table:table-cell>
          <table:table-cell office:value-type="float" office:value="14200">
            <text:p>1420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 office:value-type="float" office:value="1">
            <text:p>1</text:p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  <table:table-cell table:formula="of:=([.D74]/[.E74]*100)-100" office:value-type="float" office:value="0.239436619718305">
            <text:p>0.2394366197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0">
            <text:p>2540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2583">
            <text:p>2583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0.503290747193191">
            <text:p>-0.5032907472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020">
            <text:p>5020</text:p>
          </table:table-cell>
          <table:table-cell office:value-type="float" office:value="1">
            <text:p>1</text:p>
          </table:table-cell>
          <table:table-cell office:value-type="float" office:value="5047">
            <text:p>5047</text:p>
          </table:table-cell>
          <table:table-cell office:value-type="float" office:value="5066">
            <text:p>5066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 office:value-type="float" office:value="1">
            <text:p>1</text:p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 office:value-type="float" office:value="1">
            <text:p>1</text:p>
          </table:table-cell>
          <table:table-cell/>
          <table:table-cell table:formula="of:=([.D76]/[.E76]*100)-100" office:value-type="float" office:value="-0.375049348598495">
            <text:p>-0.3750493486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610">
            <text:p>9610</text:p>
          </table:table-cell>
          <table:table-cell office:value-type="float" office:value="1">
            <text:p>1</text:p>
          </table:table-cell>
          <table:table-cell office:value-type="float" office:value="9689">
            <text:p>9689</text:p>
          </table:table-cell>
          <table:table-cell office:value-type="float" office:value="9570">
            <text:p>957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 office:value-type="float" office:value="1">
            <text:p>1</text:p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1.24346917450366">
            <text:p>1.2434691745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43">
            <text:p>1043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52">
            <text:p>1052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1.33079847908745">
            <text:p>-1.330798479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9">
            <text:p>1459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76">
            <text:p>1476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1.6260162601626">
            <text:p>-1.6260162602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22">
            <text:p>922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 office:value-type="float" office:value="1">
            <text:p>1</text:p>
          </table:table-cell>
          <table:table-cell/>
          <table:table-cell table:formula="of:=([.D80]/[.E80]*100)-100" office:value-type="float" office:value="-0.32537960954447">
            <text:p>-0.3253796095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192">
            <text:p>1192</text:p>
          </table:table-cell>
          <table:table-cell office:value-type="float" office:value="1246">
            <text:p>1246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4.3338683788122">
            <text:p>-4.3338683788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498">
            <text:p>498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0.401606425702823">
            <text:p>-0.4016064257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2.83687943262412">
            <text:p>-2.8368794326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79">
            <text:p>2779</text:p>
          </table:table-cell>
          <table:table-cell office:value-type="float" office:value="2809">
            <text:p>2809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1.0679957280171">
            <text:p>-1.067995728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72">
            <text:p>572</text:p>
          </table:table-cell>
          <table:table-cell table:formula="of:=IF(AND([.B85]&gt;[.E85];[.H85]=1);1;&quot;&quot;)" office:value-type="float" office:value="1">
            <text:p>1</text:p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 office:value-type="float" office:value="1">
            <text:p>1</text:p>
          </table:table-cell>
          <table:table-cell/>
          <table:table-cell table:formula="of:=([.D85]/[.E85]*100)-100" office:value-type="float" office:value="-0.349650349650361">
            <text:p>-0.3496503497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3045">
            <text:p>3045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2.43021346469622">
            <text:p>-2.4302134647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505">
            <text:p>1505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-4.65116279069767">
            <text:p>-4.6511627907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70">
            <text:p>3170</text:p>
          </table:table-cell>
          <table:table-cell office:value-type="float" office:value="0">
            <text:p>0</text:p>
          </table:table-cell>
          <table:table-cell office:value-type="float" office:value="3140">
            <text:p>3140</text:p>
          </table:table-cell>
          <table:table-cell office:value-type="float" office:value="3240">
            <text:p>324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3.08641975308642">
            <text:p>-3.086419753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1329">
            <text:p>1329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0.978179082016553">
            <text:p>-0.978179082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27">
            <text:p>1627</text:p>
          </table:table-cell>
          <table:table-cell office:value-type="float" office:value="1">
            <text:p>1</text:p>
          </table:table-cell>
          <table:table-cell office:value-type="float" office:value="1648">
            <text:p>1648</text:p>
          </table:table-cell>
          <table:table-cell office:value-type="float" office:value="1670">
            <text:p>1670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-1.31736526946108">
            <text:p>-1.3173652695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1.92307692307693">
            <text:p>-1.923076923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31">
            <text:p>2031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91">
            <text:p>209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3.012912482066">
            <text:p>-3.012912482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27">
            <text:p>1827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1863">
            <text:p>1863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1.23456790123457">
            <text:p>-1.2345679012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083">
            <text:p>1083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2.03139427516159">
            <text:p>-2.0313942752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375">
            <text:p>37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0.799999999999997">
            <text:p>0.8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office:value-type="float" office:value="2148">
            <text:p>2148</text:p>
          </table:table-cell>
          <table:table-cell office:value-type="float" office:value="2237">
            <text:p>2237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3.97854269110415">
            <text:p>-3.978542691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4">
            <text:p>724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0.13812154696133">
            <text:p>-0.138121547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12">
            <text:p>712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1.12359550561798">
            <text:p>-1.1235955056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591">
            <text:p>591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6.09137055837563">
            <text:p>-6.0913705584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  <table:table-cell office:value-type="float" office:value="2087">
            <text:p>2087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2.34786775275515">
            <text:p>-2.3478677528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0.174520069808025">
            <text:p>0.1745200698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63">
            <text:p>1163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1339">
            <text:p>1339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15.5339805825243">
            <text:p>-15.5339805825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516">
            <text:p>516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0.968992248062023">
            <text:p>0.968992248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office:value-type="float" office:value="3875">
            <text:p>387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 office:value-type="float" office:value="1">
            <text:p>1</text:p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11.1225806451613">
            <text:p>11.1225806452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49">
            <text:p>1249</text:p>
          </table:table-cell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office:value-type="float" office:value="1308">
            <text:p>1308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2.67584097859327">
            <text:p>-2.6758409786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1.43884892086331">
            <text:p>-1.4388489209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16">
            <text:p>2716</text:p>
          </table:table-cell>
          <table:table-cell office:value-type="float" office:value="1">
            <text:p>1</text:p>
          </table:table-cell>
          <table:table-cell office:value-type="float" office:value="2709">
            <text:p>2709</text:p>
          </table:table-cell>
          <table:table-cell office:value-type="float" office:value="2789">
            <text:p>2789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2.86841161706704">
            <text:p>-2.868411617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612">
            <text:p>612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4.08496732026144">
            <text:p>-4.0849673203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502">
            <text:p>502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-2.19123505976096">
            <text:p>-2.1912350598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99">
            <text:p>6499</text:p>
          </table:table-cell>
          <table:table-cell office:value-type="float" office:value="1">
            <text:p>1</text:p>
          </table:table-cell>
          <table:table-cell office:value-type="float" office:value="6441">
            <text:p>6441</text:p>
          </table:table-cell>
          <table:table-cell office:value-type="float" office:value="6591">
            <text:p>6591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2.27583067819754">
            <text:p>-2.2758306782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82">
            <text:p>1782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0.897867564534224">
            <text:p>0.8978675645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 office:value-type="float" office:value="1223">
            <text:p>1223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0.735895339329517">
            <text:p>-0.7358953393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699">
            <text:p>1699</text:p>
          </table:table-cell>
          <table:table-cell office:value-type="float" office:value="1742">
            <text:p>1742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2.46842709529277">
            <text:p>-2.4684270953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51">
            <text:p>551</text:p>
          </table:table-cell>
          <table:table-cell table:formula="of:=IF(AND([.B114]&gt;[.E114];[.H114]=1);1;&quot;&quot;)" office:value-type="float" office:value="1">
            <text:p>1</text:p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 office:value-type="float" office:value="1">
            <text:p>1</text:p>
          </table:table-cell>
          <table:table-cell/>
          <table:table-cell table:formula="of:=([.D114]/[.E114]*100)-100" office:value-type="float" office:value="-0.362976406533576">
            <text:p>-0.3629764065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64">
            <text:p>1864</text:p>
          </table:table-cell>
          <table:table-cell office:value-type="float" office:value="1">
            <text:p>1</text:p>
          </table:table-cell>
          <table:table-cell office:value-type="float" office:value="1870">
            <text:p>1870</text:p>
          </table:table-cell>
          <table:table-cell office:value-type="float" office:value="1847">
            <text:p>1847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1.24526258798051">
            <text:p>1.245262588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789">
            <text:p>1789</text:p>
          </table:table-cell>
          <table:table-cell table:formula="of:=IF(AND([.B116]&gt;[.E116];[.H116]=1);1;&quot;&quot;)" office:value-type="float" office:value="1">
            <text:p>1</text:p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 office:value-type="float" office:value="1">
            <text:p>1</text:p>
          </table:table-cell>
          <table:table-cell/>
          <table:table-cell table:formula="of:=([.D116]/[.E116]*100)-100" office:value-type="float" office:value="0.0558971492453821">
            <text:p>0.0558971492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89">
            <text:p>689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690">
            <text:p>690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1.30434782608695">
            <text:p>-1.304347826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779">
            <text:p>779</text:p>
          </table:table-cell>
          <table:table-cell office:value-type="float" office:value="788">
            <text:p>788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1.14213197969542">
            <text:p>-1.1421319797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25">
            <text:p>1425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52">
            <text:p>1452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-1.17079889807162">
            <text:p>-1.170798898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313">
            <text:p>1313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1.67555217060168">
            <text:p>-1.6755521706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41">
            <text:p>941</text:p>
          </table:table-cell>
          <table:table-cell office:value-type="float" office:value="1">
            <text:p>1</text:p>
          </table:table-cell>
          <table:table-cell office:value-type="float" office:value="944">
            <text:p>944</text:p>
          </table:table-cell>
          <table:table-cell office:value-type="float" office:value="985">
            <text:p>985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 office:value-type="float" office:value="1">
            <text:p>1</text:p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-4.16243654822335">
            <text:p>-4.1624365482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64">
            <text:p>2464</text:p>
          </table:table-cell>
          <table:table-cell office:value-type="float" office:value="1">
            <text:p>1</text:p>
          </table:table-cell>
          <table:table-cell office:value-type="float" office:value="2462">
            <text:p>2462</text:p>
          </table:table-cell>
          <table:table-cell office:value-type="float" office:value="2493">
            <text:p>2493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1.24348174889691">
            <text:p>-1.2434817489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0.462962962962962">
            <text:p>-0.462962963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809">
            <text:p>1809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2.43228302929795">
            <text:p>-2.4322830293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671">
            <text:p>671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 office:value-type="float" office:value="1">
            <text:p>1</text:p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-2.53353204172876">
            <text:p>-2.5335320417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1313">
            <text:p>1313</text:p>
          </table:table-cell>
          <table:table-cell office:value-type="float" office:value="1329">
            <text:p>1329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1.20391271632808">
            <text:p>-1.2039127163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514">
            <text:p>1514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0.264200792602381">
            <text:p>-0.2642007926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47">
            <text:p>4847</text:p>
          </table:table-cell>
          <table:table-cell office:value-type="float" office:value="4880">
            <text:p>488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-0.676229508196727">
            <text:p>-0.6762295082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300">
            <text:p>6300</text:p>
          </table:table-cell>
          <table:table-cell office:value-type="float" office:value="6340">
            <text:p>634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0.630914826498412">
            <text:p>-0.6309148265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1107">
            <text:p>1107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903342366757002">
            <text:p>0.9033423668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093">
            <text:p>5093</text:p>
          </table:table-cell>
          <table:table-cell office:value-type="float" office:value="0">
            <text:p>0</text:p>
          </table:table-cell>
          <table:table-cell office:value-type="float" office:value="5118">
            <text:p>5118</text:p>
          </table:table-cell>
          <table:table-cell office:value-type="float" office:value="5244">
            <text:p>5244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2.40274599542334">
            <text:p>-2.4027459954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12">
            <text:p>5712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office:value-type="float" office:value="5706">
            <text:p>5706</text:p>
          </table:table-cell>
          <table:table-cell table:formula="of:=IF(AND([.B133]&gt;[.E133];[.H133]=1);1;&quot;&quot;)" office:value-type="float" office:value="1">
            <text:p>1</text:p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 office:value-type="float" office:value="1">
            <text:p>1</text:p>
          </table:table-cell>
          <table:table-cell/>
          <table:table-cell table:formula="of:=([.D133]/[.E133]*100)-100" office:value-type="float" office:value="0.087627059235885">
            <text:p>0.0876270592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667">
            <text:p>1667</text:p>
          </table:table-cell>
          <table:table-cell table:formula="of:=IF(AND([.B134]&gt;[.E134];[.H134]=1);1;&quot;&quot;)" office:value-type="float" office:value="1">
            <text:p>1</text:p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 office:value-type="float" office:value="1">
            <text:p>1</text:p>
          </table:table-cell>
          <table:table-cell/>
          <table:table-cell table:formula="of:=([.D134]/[.E134]*100)-100" office:value-type="float" office:value="-0.0599880023995212">
            <text:p>-0.0599880024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17">
            <text:p>1317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1.51860288534549">
            <text:p>1.5186028853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00">
            <text:p>470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645">
            <text:p>464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 office:value-type="float" office:value="1">
            <text:p>1</text:p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2.6264800861141">
            <text:p>2.626480086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51">
            <text:p>2151</text:p>
          </table:table-cell>
          <table:table-cell office:value-type="float" office:value="0">
            <text:p>0</text:p>
          </table:table-cell>
          <table:table-cell office:value-type="float" office:value="2158">
            <text:p>2158</text:p>
          </table:table-cell>
          <table:table-cell office:value-type="float" office:value="2144">
            <text:p>2144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0.652985074626855">
            <text:p>0.6529850746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015">
            <text:p>4015</text:p>
          </table:table-cell>
          <table:table-cell office:value-type="float" office:value="0">
            <text:p>0</text:p>
          </table:table-cell>
          <table:table-cell office:value-type="float" office:value="4059">
            <text:p>4059</text:p>
          </table:table-cell>
          <table:table-cell office:value-type="float" office:value="3980">
            <text:p>398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1.98492462311557">
            <text:p>1.9849246231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860">
            <text:p>5860</text:p>
          </table:table-cell>
          <table:table-cell office:value-type="float" office:value="1">
            <text:p>1</text:p>
          </table:table-cell>
          <table:table-cell office:value-type="float" office:value="5869">
            <text:p>5869</text:p>
          </table:table-cell>
          <table:table-cell office:value-type="float" office:value="5890">
            <text:p>589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 office:value-type="float" office:value="1">
            <text:p>1</text:p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 office:value-type="float" office:value="1">
            <text:p>1</text:p>
          </table:table-cell>
          <table:table-cell/>
          <table:table-cell table:formula="of:=([.D139]/[.E139]*100)-100" office:value-type="float" office:value="-0.356536502546689">
            <text:p>-0.3565365025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956">
            <text:p>7956</text:p>
          </table:table-cell>
          <table:table-cell office:value-type="float" office:value="1">
            <text:p>1</text:p>
          </table:table-cell>
          <table:table-cell office:value-type="float" office:value="7949">
            <text:p>7949</text:p>
          </table:table-cell>
          <table:table-cell office:value-type="float" office:value="7977">
            <text:p>7977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0.351009151310009">
            <text:p>-0.3510091513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 office:value-type="float" office:value="1769">
            <text:p>1769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0.282645562464666">
            <text:p>0.2826455625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440">
            <text:p>15440</text:p>
          </table:table-cell>
          <table:table-cell office:value-type="float" office:value="1">
            <text:p>1</text:p>
          </table:table-cell>
          <table:table-cell office:value-type="float" office:value="15570">
            <text:p>15570</text:p>
          </table:table-cell>
          <table:table-cell office:value-type="float" office:value="15170">
            <text:p>1517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2.63678312458799">
            <text:p>2.6367831246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120">
            <text:p>4120</text:p>
          </table:table-cell>
          <table:table-cell office:value-type="float" office:value="1">
            <text:p>1</text:p>
          </table:table-cell>
          <table:table-cell office:value-type="float" office:value="4164">
            <text:p>4164</text:p>
          </table:table-cell>
          <table:table-cell office:value-type="float" office:value="4085">
            <text:p>4085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 office:value-type="float" office:value="1">
            <text:p>1</text:p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1.93390452876376">
            <text:p>1.9339045288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470">
            <text:p>7470</text:p>
          </table:table-cell>
          <table:table-cell office:value-type="float" office:value="1">
            <text:p>1</text:p>
          </table:table-cell>
          <table:table-cell office:value-type="float" office:value="7465">
            <text:p>7465</text:p>
          </table:table-cell>
          <table:table-cell office:value-type="float" office:value="7460">
            <text:p>746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0670241286863273">
            <text:p>0.0670241287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77">
            <text:p>2677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683">
            <text:p>2683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 office:value-type="float" office:value="1">
            <text:p>1</text:p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  <table:table-cell table:formula="of:=([.D145]/[.E145]*100)-100" office:value-type="float" office:value="0.335445396943726">
            <text:p>0.3354453969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80">
            <text:p>3280</text:p>
          </table:table-cell>
          <table:table-cell office:value-type="float" office:value="1">
            <text:p>1</text:p>
          </table:table-cell>
          <table:table-cell office:value-type="float" office:value="3265">
            <text:p>3265</text:p>
          </table:table-cell>
          <table:table-cell office:value-type="float" office:value="3270">
            <text:p>327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0.15290519877675">
            <text:p>-0.1529051988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30">
            <text:p>5130</text:p>
          </table:table-cell>
          <table:table-cell office:value-type="float" office:value="1">
            <text:p>1</text:p>
          </table:table-cell>
          <table:table-cell office:value-type="float" office:value="5139">
            <text:p>5139</text:p>
          </table:table-cell>
          <table:table-cell office:value-type="float" office:value="5160">
            <text:p>516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  <table:table-cell table:formula="of:=([.D147]/[.E147]*100)-100" office:value-type="float" office:value="-0.406976744186053">
            <text:p>-0.4069767442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130">
            <text:p>7130</text:p>
          </table:table-cell>
          <table:table-cell office:value-type="float" office:value="0">
            <text:p>0</text:p>
          </table:table-cell>
          <table:table-cell office:value-type="float" office:value="7125">
            <text:p>7125</text:p>
          </table:table-cell>
          <table:table-cell office:value-type="float" office:value="7130">
            <text:p>713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0.0701262272089735">
            <text:p>-0.0701262272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226">
            <text:p>2226</text:p>
          </table:table-cell>
          <table:table-cell office:value-type="float" office:value="2227">
            <text:p>2227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0.0449034575662353">
            <text:p>-0.0449034576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1985">
            <text:p>1985</text:p>
          </table:table-cell>
          <table:table-cell office:value-type="float" office:value="1976">
            <text:p>1976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0.455465587044529">
            <text:p>0.455465587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287">
            <text:p>2287</text:p>
          </table:table-cell>
          <table:table-cell office:value-type="float" office:value="2500">
            <text:p>250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-8.52000000000001">
            <text:p>-8.52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49">
            <text:p>4049</text:p>
          </table:table-cell>
          <table:table-cell office:value-type="float" office:value="0">
            <text:p>0</text:p>
          </table:table-cell>
          <table:table-cell office:value-type="float" office:value="4066">
            <text:p>4066</text:p>
          </table:table-cell>
          <table:table-cell office:value-type="float" office:value="4073">
            <text:p>4073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0.171863491284057">
            <text:p>-0.1718634913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380">
            <text:p>7380</text:p>
          </table:table-cell>
          <table:table-cell office:value-type="float" office:value="1">
            <text:p>1</text:p>
          </table:table-cell>
          <table:table-cell office:value-type="float" office:value="7415">
            <text:p>7415</text:p>
          </table:table-cell>
          <table:table-cell office:value-type="float" office:value="7360">
            <text:p>736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 office:value-type="float" office:value="1">
            <text:p>1</text:p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0.747282608695656">
            <text:p>0.7472826087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76">
            <text:p>2276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2.15289982425307">
            <text:p>-2.1528998243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79">
            <text:p>1679</text:p>
          </table:table-cell>
          <table:table-cell office:value-type="float" office:value="1685">
            <text:p>1685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-0.356083086053417">
            <text:p>-0.356083086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83">
            <text:p>28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3.18021201413427">
            <text:p>-3.180212014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466">
            <text:p>466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858369098712444">
            <text:p>-0.8583690987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37">
            <text:p>2237</text:p>
          </table:table-cell>
          <table:table-cell office:value-type="float" office:value="2247">
            <text:p>2247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0.445037828215405">
            <text:p>-0.4450378282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2200">
            <text:p>220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1.04545454545455">
            <text:p>1.0454545455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1459">
            <text:p>1459</text:p>
          </table:table-cell>
          <table:table-cell table:formula="of:=IF(AND([.B161]&gt;[.E161];[.H161]=1);1;&quot;&quot;)" office:value-type="float" office:value="1">
            <text:p>1</text:p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 office:value-type="float" office:value="1">
            <text:p>1</text:p>
          </table:table-cell>
          <table:table-cell/>
          <table:table-cell table:formula="of:=([.D161]/[.E161]*100)-100" office:value-type="float" office:value="-0.205620287868399">
            <text:p>-0.2056202879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45">
            <text:p>2945</text:p>
          </table:table-cell>
          <table:table-cell office:value-type="float" office:value="0">
            <text:p>0</text:p>
          </table:table-cell>
          <table:table-cell office:value-type="float" office:value="2974">
            <text:p>2974</text:p>
          </table:table-cell>
          <table:table-cell office:value-type="float" office:value="2991">
            <text:p>2991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-0.568371782012704">
            <text:p>-0.568371782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4945">
            <text:p>4945</text:p>
          </table:table-cell>
          <table:table-cell office:value-type="float" office:value="1">
            <text:p>1</text:p>
          </table:table-cell>
          <table:table-cell office:value-type="float" office:value="4977">
            <text:p>4977</text:p>
          </table:table-cell>
          <table:table-cell office:value-type="float" office:value="5070">
            <text:p>507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-1.83431952662721">
            <text:p>-1.8343195266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478">
            <text:p>478</text:p>
          </table:table-cell>
          <table:table-cell table:formula="of:=IF(AND([.B164]&gt;[.E164];[.H164]=1);1;&quot;&quot;)" office:value-type="float" office:value="1">
            <text:p>1</text:p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 office:value-type="float" office:value="1">
            <text:p>1</text:p>
          </table:table-cell>
          <table:table-cell/>
          <table:table-cell table:formula="of:=([.D164]/[.E164]*100)-100" office:value-type="float" office:value="1.25523012552303">
            <text:p>1.2552301255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20">
            <text:p>4320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4260">
            <text:p>4260</text:p>
          </table:table-cell>
          <table:table-cell table:formula="of:=IF(AND([.B165]&gt;[.E165];[.H165]=1);1;&quot;&quot;)" office:value-type="float" office:value="1">
            <text:p>1</text:p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 office:value-type="float" office:value="1">
            <text:p>1</text:p>
          </table:table-cell>
          <table:table-cell/>
          <table:table-cell table:formula="of:=([.D165]/[.E165]*100)-100" office:value-type="float" office:value="0.938967136150225">
            <text:p>0.9389671362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252">
            <text:p>1252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0.479233226837067">
            <text:p>-0.4792332268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95">
            <text:p>4895</text:p>
          </table:table-cell>
          <table:table-cell office:value-type="float" office:value="4800">
            <text:p>480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1.97916666666667">
            <text:p>1.9791666667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30">
            <text:p>1830</text:p>
          </table:table-cell>
          <table:table-cell office:value-type="float" office:value="1860">
            <text:p>186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1.61290322580645">
            <text:p>-1.6129032258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03">
            <text:p>703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2.27596017069702">
            <text:p>2.2759601707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15">
            <text:p>121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3.20987654320987">
            <text:p>-3.2098765432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65">
            <text:p>1965</text:p>
          </table:table-cell>
          <table:table-cell office:value-type="float" office:value="1984">
            <text:p>1984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  <table:table-cell table:formula="of:=([.D171]/[.E171]*100)-100" office:value-type="float" office:value="-0.957661290322577">
            <text:p>-0.9576612903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645">
            <text:p>4645</text:p>
          </table:table-cell>
          <table:table-cell office:value-type="float" office:value="0">
            <text:p>0</text:p>
          </table:table-cell>
          <table:table-cell office:value-type="float" office:value="4711">
            <text:p>4711</text:p>
          </table:table-cell>
          <table:table-cell office:value-type="float" office:value="4800">
            <text:p>480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1.85416666666667">
            <text:p>-1.8541666667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91">
            <text:p>1491</text:p>
          </table:table-cell>
          <table:table-cell office:value-type="float" office:value="1516">
            <text:p>1516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1.64907651715039">
            <text:p>-1.6490765172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7">
            <text:p>647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1.70015455950541">
            <text:p>-1.7001545595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5994">
            <text:p>5994</text:p>
          </table:table-cell>
          <table:table-cell office:value-type="float" office:value="5850">
            <text:p>585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2.46153846153847">
            <text:p>2.4615384615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768">
            <text:p>768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1.5625">
            <text:p>-1.5625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89">
            <text:p>889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float" office:value="877">
            <text:p>877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0.798175598631687">
            <text:p>0.7981755986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  <table:table-cell office:value-type="float" office:value="1498">
            <text:p>1498</text:p>
          </table:table-cell>
          <table:table-cell office:value-type="float" office:value="1579">
            <text:p>1579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5.12982900569982">
            <text:p>-5.1298290057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1">
            <text:p>1131</text:p>
          </table:table-cell>
          <table:table-cell office:value-type="float" office:value="1136">
            <text:p>1136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0.440140845070431">
            <text:p>-0.440140845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0.200000000000003">
            <text:p>-0.2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310">
            <text:p>310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1.93548387096774">
            <text:p>-1.93548387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806">
            <text:p>4806</text:p>
          </table:table-cell>
          <table:table-cell office:value-type="float" office:value="1">
            <text:p>1</text:p>
          </table:table-cell>
          <table:table-cell office:value-type="float" office:value="4766">
            <text:p>4766</text:p>
          </table:table-cell>
          <table:table-cell office:value-type="float" office:value="4849">
            <text:p>4849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1.71169313260467">
            <text:p>-1.7116931326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41">
            <text:p>1341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2.53542132736764">
            <text:p>-2.5354213274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97">
            <text:p>2397</text:p>
          </table:table-cell>
          <table:table-cell office:value-type="float" office:value="2521">
            <text:p>2521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4.91868306227687">
            <text:p>-4.9186830623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998">
            <text:p>998</text:p>
          </table:table-cell>
          <table:table-cell office:value-type="float" office:value="1029">
            <text:p>1029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3.01263362487852">
            <text:p>-3.0126336249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9950">
            <text:p>9950</text:p>
          </table:table-cell>
          <table:table-cell office:value-type="float" office:value="0">
            <text:p>0</text:p>
          </table:table-cell>
          <table:table-cell office:value-type="float" office:value="10114">
            <text:p>10114</text:p>
          </table:table-cell>
          <table:table-cell office:value-type="float" office:value="10650">
            <text:p>1065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5.03286384976526">
            <text:p>-5.0328638498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80">
            <text:p>7080</text:p>
          </table:table-cell>
          <table:table-cell office:value-type="float" office:value="0">
            <text:p>0</text:p>
          </table:table-cell>
          <table:table-cell office:value-type="float" office:value="7164">
            <text:p>7164</text:p>
          </table:table-cell>
          <table:table-cell office:value-type="float" office:value="7220">
            <text:p>722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0.775623268698055">
            <text:p>-0.7756232687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390">
            <text:p>8390</text:p>
          </table:table-cell>
          <table:table-cell office:value-type="float" office:value="0">
            <text:p>0</text:p>
          </table:table-cell>
          <table:table-cell office:value-type="float" office:value="8449">
            <text:p>8449</text:p>
          </table:table-cell>
          <table:table-cell office:value-type="float" office:value="8410">
            <text:p>841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0.46373365041616">
            <text:p>0.4637336504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 office:value-type="float" office:value="1144">
            <text:p>1144</text:p>
          </table:table-cell>
          <table:table-cell office:value-type="float" office:value="1151">
            <text:p>1151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-0.608166811468294">
            <text:p>-0.6081668115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73">
            <text:p>973</text:p>
          </table:table-cell>
          <table:table-cell office:value-type="float" office:value="977">
            <text:p>977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0.409416581371545">
            <text:p>-0.4094165814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office:value-type="float" office:value="1201">
            <text:p>1201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1.83180682764363">
            <text:p>-1.8318068276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float" office:value="1927">
            <text:p>1927</text:p>
          </table:table-cell>
          <table:table-cell table:formula="of:=IF(AND([.B192]&gt;[.E192];[.H192]=1);1;&quot;&quot;)" office:value-type="float" office:value="1">
            <text:p>1</text:p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 office:value-type="float" office:value="1">
            <text:p>1</text:p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-0.830306175402185">
            <text:p>-0.8303061754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453">
            <text:p>453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1.10375275938189">
            <text:p>-1.1037527594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2579">
            <text:p>2579</text:p>
          </table:table-cell>
          <table:table-cell office:value-type="float" office:value="2762">
            <text:p>2762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6.62563359884142">
            <text:p>-6.6256335988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289">
            <text:p>4289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327">
            <text:p>4327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2.65773052923504">
            <text:p>-2.6577305292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805">
            <text:p>1805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-3.98891966759003">
            <text:p>-3.9889196676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42">
            <text:p>2942</text:p>
          </table:table-cell>
          <table:table-cell office:value-type="float" office:value="0">
            <text:p>0</text:p>
          </table:table-cell>
          <table:table-cell office:value-type="float" office:value="2913">
            <text:p>2913</text:p>
          </table:table-cell>
          <table:table-cell office:value-type="float" office:value="2991">
            <text:p>2991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-2.60782347041123">
            <text:p>-2.6078234704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8">
            <text:p>588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3.16666666666666">
            <text:p>-3.1666666667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74">
            <text:p>774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2.19638242894057">
            <text:p>-2.1963824289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623">
            <text:p>623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0.642054574638834">
            <text:p>0.6420545746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0.77720207253887">
            <text:p>-0.7772020725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52">
            <text:p>1752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1776">
            <text:p>1776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2.81531531531532">
            <text:p>-2.8153153153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900">
            <text:p>2900</text:p>
          </table:table-cell>
          <table:table-cell office:value-type="float" office:value="2974">
            <text:p>2974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2.48823133826497">
            <text:p>-2.4882313383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776">
            <text:p>776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-4.25257731958763">
            <text:p>-4.2525773196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2.83400809716599">
            <text:p>-2.8340080972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32">
            <text:p>1832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82">
            <text:p>188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3.98512221041445">
            <text:p>-3.9851222104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419">
            <text:p>419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-3.34128878281624">
            <text:p>-3.3412887828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459">
            <text:p>1459</text:p>
          </table:table-cell>
          <table:table-cell office:value-type="float" office:value="1500">
            <text:p>1500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-2.73333333333333">
            <text:p>-2.7333333333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410">
            <text:p>410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-1.46341463414635">
            <text:p>-1.463414634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-3.58565737051792">
            <text:p>-3.5856573705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410">
            <text:p>410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3.41463414634147">
            <text:p>-3.4146341463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 office:value-type="float" office:value="1514">
            <text:p>1514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3.10435931307794">
            <text:p>-3.104359313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93">
            <text:p>993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1009">
            <text:p>1009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2.67591674925669">
            <text:p>-2.6759167493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66">
            <text:p>1666</text:p>
          </table:table-cell>
          <table:table-cell office:value-type="float" office:value="1694">
            <text:p>1694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1.65289256198346">
            <text:p>-1.652892562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float" office:value="1877">
            <text:p>1877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4.26212040490144">
            <text:p>-4.2621204049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877">
            <text:p>877</text:p>
          </table:table-cell>
          <table:table-cell office:value-type="float" office:value="895">
            <text:p>895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 office:value-type="float" office:value="1">
            <text:p>1</text:p>
          </table:table-cell>
          <table:table-cell/>
          <table:table-cell table:formula="of:=([.D217]/[.E217]*100)-100" office:value-type="float" office:value="-2.01117318435755">
            <text:p>-2.0111731844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614">
            <text:p>2614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2641">
            <text:p>2641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0.681560015145777">
            <text:p>-0.681560015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40">
            <text:p>9040</text:p>
          </table:table-cell>
          <table:table-cell office:value-type="float" office:value="0">
            <text:p>0</text:p>
          </table:table-cell>
          <table:table-cell office:value-type="float" office:value="9074">
            <text:p>9074</text:p>
          </table:table-cell>
          <table:table-cell office:value-type="float" office:value="9110">
            <text:p>911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0.395170142700323">
            <text:p>-0.3951701427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87">
            <text:p>2187</text:p>
          </table:table-cell>
          <table:table-cell office:value-type="float" office:value="1">
            <text:p>1</text:p>
          </table:table-cell>
          <table:table-cell office:value-type="float" office:value="2177">
            <text:p>2177</text:p>
          </table:table-cell>
          <table:table-cell office:value-type="float" office:value="2262">
            <text:p>2262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3.7577365163572">
            <text:p>-3.7577365164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50">
            <text:p>1350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3.25925925925927">
            <text:p>-3.2592592593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0.352112676056336">
            <text:p>-0.3521126761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96">
            <text:p>1196</text:p>
          </table:table-cell>
          <table:table-cell office:value-type="float" office:value="1">
            <text:p>1</text:p>
          </table:table-cell>
          <table:table-cell office:value-type="float" office:value="1172">
            <text:p>1172</text:p>
          </table:table-cell>
          <table:table-cell office:value-type="float" office:value="1213">
            <text:p>1213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3.38004946413849">
            <text:p>-3.380049464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2291">
            <text:p>2291</text:p>
          </table:table-cell>
          <table:table-cell office:value-type="float" office:value="2330">
            <text:p>233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 office:value-type="float" office:value="1">
            <text:p>1</text:p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 office:value-type="float" office:value="1">
            <text:p>1</text:p>
          </table:table-cell>
          <table:table-cell/>
          <table:table-cell table:formula="of:=([.D224]/[.E224]*100)-100" office:value-type="float" office:value="-1.67381974248927">
            <text:p>-1.6738197425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166">
            <text:p>1166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4.03087478559176">
            <text:p>-4.0308747856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2301">
            <text:p>2301</text:p>
          </table:table-cell>
          <table:table-cell office:value-type="float" office:value="2374">
            <text:p>2374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-3.07497893850042">
            <text:p>-3.0749789385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8750">
            <text:p>8750</text:p>
          </table:table-cell>
          <table:table-cell office:value-type="float" office:value="9520">
            <text:p>952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8.08823529411765">
            <text:p>-8.088235294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5920">
            <text:p>5920</text:p>
          </table:table-cell>
          <table:table-cell office:value-type="float" office:value="6190">
            <text:p>619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4.36187399030695">
            <text:p>-4.3618739903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40">
            <text:p>4440</text:p>
          </table:table-cell>
          <table:table-cell office:value-type="float" office:value="1">
            <text:p>1</text:p>
          </table:table-cell>
          <table:table-cell office:value-type="float" office:value="4469">
            <text:p>4469</text:p>
          </table:table-cell>
          <table:table-cell office:value-type="float" office:value="4570">
            <text:p>457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 office:value-type="float" office:value="1">
            <text:p>1</text:p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 office:value-type="float" office:value="1">
            <text:p>1</text:p>
          </table:table-cell>
          <table:table-cell table:formula="of:=IF(OR(AND([.G230]=1;[.I230]=1);AND([.F230]=1;[.H230]=1));1;&quot;&quot;)" office:value-type="float" office:value="1">
            <text:p>1</text:p>
          </table:table-cell>
          <table:table-cell/>
          <table:table-cell table:formula="of:=([.D230]/[.E230]*100)-100" office:value-type="float" office:value="-2.21006564551422">
            <text:p>-2.2100656455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281">
            <text:p>2281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2.23586146427006">
            <text:p>-2.2358614643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6015">
            <text:p>26015</text:p>
          </table:table-cell>
          <table:table-cell office:value-type="float" office:value="0">
            <text:p>0</text:p>
          </table:table-cell>
          <table:table-cell office:value-type="float" office:value="25733">
            <text:p>25733</text:p>
          </table:table-cell>
          <table:table-cell office:value-type="float" office:value="27525">
            <text:p>2752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6.51044504995458">
            <text:p>-6.51044505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08">
            <text:p>1608</text:p>
          </table:table-cell>
          <table:table-cell office:value-type="float" office:value="1">
            <text:p>1</text:p>
          </table:table-cell>
          <table:table-cell office:value-type="float" office:value="1606">
            <text:p>1606</text:p>
          </table:table-cell>
          <table:table-cell office:value-type="float" office:value="1625">
            <text:p>1625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1.16923076923077">
            <text:p>-1.1692307692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00">
            <text:p>2000</text:p>
          </table:table-cell>
          <table:table-cell table:formula="of:=IF(AND([.B234]&gt;[.E234];[.H234]=1);1;&quot;&quot;)" office:value-type="float" office:value="1">
            <text:p>1</text:p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 office:value-type="float" office:value="1">
            <text:p>1</text:p>
          </table:table-cell>
          <table:table-cell/>
          <table:table-cell table:formula="of:=([.D234]/[.E234]*100)-100" office:value-type="float" office:value="-0.5">
            <text:p>-0.5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551">
            <text:p>551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3.81125226860254">
            <text:p>-3.8112522686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43">
            <text:p>1843</text:p>
          </table:table-cell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office:value-type="float" office:value="1841">
            <text:p>1841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-1.52091254752852">
            <text:p>-1.5209125475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float" office:value="1787">
            <text:p>1787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-3.13374370453273">
            <text:p>-3.1337437045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70">
            <text:p>470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-2.76595744680851">
            <text:p>-2.7659574468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86">
            <text:p>886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2.25733634311513">
            <text:p>-2.257336343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327">
            <text:p>7327</text:p>
          </table:table-cell>
          <table:table-cell office:value-type="float" office:value="1">
            <text:p>1</text:p>
          </table:table-cell>
          <table:table-cell office:value-type="float" office:value="7245">
            <text:p>7245</text:p>
          </table:table-cell>
          <table:table-cell office:value-type="float" office:value="7634">
            <text:p>7634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5.09562483625884">
            <text:p>-5.0956248363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579">
            <text:p>2579</text:p>
          </table:table-cell>
          <table:table-cell office:value-type="float" office:value="2608">
            <text:p>2608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1.11196319018406">
            <text:p>-1.1119631902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-2.63157894736842">
            <text:p>-2.6315789474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65">
            <text:p>1465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518">
            <text:p>1518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3.82081686429512">
            <text:p>-3.8208168643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21">
            <text:p>2221</text:p>
          </table:table-cell>
          <table:table-cell office:value-type="float" office:value="2225">
            <text:p>2225</text:p>
          </table:table-cell>
          <table:table-cell table:formula="of:=IF(AND([.B244]&gt;[.E244];[.H244]=1);1;&quot;&quot;)" office:value-type="float" office:value="1">
            <text:p>1</text:p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 office:value-type="float" office:value="1">
            <text:p>1</text:p>
          </table:table-cell>
          <table:table-cell/>
          <table:table-cell table:formula="of:=([.D244]/[.E244]*100)-100" office:value-type="float" office:value="-0.17977528089888">
            <text:p>-0.1797752809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45">
            <text:p>4545</text:p>
          </table:table-cell>
          <table:table-cell office:value-type="float" office:value="1">
            <text:p>1</text:p>
          </table:table-cell>
          <table:table-cell office:value-type="float" office:value="4562">
            <text:p>4562</text:p>
          </table:table-cell>
          <table:table-cell office:value-type="float" office:value="4495">
            <text:p>449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1.49054505005562">
            <text:p>1.4905450501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40">
            <text:p>2240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2285">
            <text:p>2285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3.06345733041576">
            <text:p>-3.0634573304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646">
            <text:p>1646</text:p>
          </table:table-cell>
          <table:table-cell office:value-type="float" office:value="1652">
            <text:p>1652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 office:value-type="float" office:value="1">
            <text:p>1</text:p>
          </table:table-cell>
          <table:table-cell/>
          <table:table-cell table:formula="of:=([.D247]/[.E247]*100)-100" office:value-type="float" office:value="-0.36319612590799">
            <text:p>-0.3631961259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66">
            <text:p>1266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3.3175355450237">
            <text:p>3.317535545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53">
            <text:p>2753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2838">
            <text:p>2838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4.51021846370684">
            <text:p>-4.5102184637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7991">
            <text:p>7991</text:p>
          </table:table-cell>
          <table:table-cell office:value-type="float" office:value="8130">
            <text:p>813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1.70971709717097">
            <text:p>-1.7097170972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float" office:value="1340">
            <text:p>1340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-2.76119402985074">
            <text:p>-2.7611940299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20">
            <text:p>1820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4.61538461538461">
            <text:p>-4.6153846154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32">
            <text:p>532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-3.19548872180451">
            <text:p>-3.1954887218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48">
            <text:p>1348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432">
            <text:p>1432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6.84357541899442">
            <text:p>-6.843575419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27">
            <text:p>2027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2112">
            <text:p>2112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5.39772727272727">
            <text:p>-5.3977272727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float" office:value="651">
            <text:p>65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2.61136712749615">
            <text:p>-2.6113671275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23">
            <text:p>323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3.40557275541795">
            <text:p>-3.4055727554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1198">
            <text:p>1198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3.00500834724541">
            <text:p>-3.0050083472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83">
            <text:p>483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-3.93374741200829">
            <text:p>-3.933747412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1369">
            <text:p>1369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5.55149744338934">
            <text:p>-5.5514974434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7110">
            <text:p>711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130">
            <text:p>713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-0.490883590462829">
            <text:p>-0.4908835905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829">
            <text:p>8829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9248">
            <text:p>9248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-4.84429065743944">
            <text:p>-4.8442906574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015">
            <text:p>4015</text:p>
          </table:table-cell>
          <table:table-cell office:value-type="float" office:value="0">
            <text:p>0</text:p>
          </table:table-cell>
          <table:table-cell office:value-type="float" office:value="3982">
            <text:p>3982</text:p>
          </table:table-cell>
          <table:table-cell office:value-type="float" office:value="4190">
            <text:p>419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4.96420047732697">
            <text:p>-4.9642004773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29">
            <text:p>2129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210">
            <text:p>2210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  <table:table-cell table:formula="of:=([.D264]/[.E264]*100)-100" office:value-type="float" office:value="-3.43891402714932">
            <text:p>-3.438914027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59">
            <text:p>459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1.08932461873638">
            <text:p>-1.0893246187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602">
            <text:p>602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2.49169435215947">
            <text:p>-2.4916943522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97">
            <text:p>197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-1.52284263959392">
            <text:p>-1.5228426396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56">
            <text:p>456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-0.438596491228068">
            <text:p>-0.4385964912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145">
            <text:p>1145</text:p>
          </table:table-cell>
          <table:table-cell office:value-type="float" office:value="1170">
            <text:p>1170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2.13675213675214">
            <text:p>-2.1367521368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  <table:table-cell office:value-type="float" office:value="1324">
            <text:p>1324</text:p>
          </table:table-cell>
          <table:table-cell office:value-type="float" office:value="1355">
            <text:p>1355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2.28782287822878">
            <text:p>-2.2878228782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office:value-type="float" office:value="788">
            <text:p>788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0.507614213197968">
            <text:p>-0.5076142132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64">
            <text:p>1364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1419">
            <text:p>1419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-4.93305144467935">
            <text:p>-4.9330514447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96">
            <text:p>3096</text:p>
          </table:table-cell>
          <table:table-cell office:value-type="float" office:value="0">
            <text:p>0</text:p>
          </table:table-cell>
          <table:table-cell office:value-type="float" office:value="3078">
            <text:p>3078</text:p>
          </table:table-cell>
          <table:table-cell office:value-type="float" office:value="3224">
            <text:p>3224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-4.52853598014889">
            <text:p>-4.5285359801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660">
            <text:p>766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4.24281984334203">
            <text:p>-4.2428198433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  <table:table-cell office:value-type="float" office:value="1358">
            <text:p>1358</text:p>
          </table:table-cell>
          <table:table-cell office:value-type="float" office:value="1410">
            <text:p>141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3.68794326241135">
            <text:p>-3.6879432624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99">
            <text:p>4099</text:p>
          </table:table-cell>
          <table:table-cell office:value-type="float" office:value="4170">
            <text:p>417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1.70263788968825">
            <text:p>-1.7026378897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3170">
            <text:p>53170</text:p>
          </table:table-cell>
          <table:table-cell office:value-type="float" office:value="0">
            <text:p>0</text:p>
          </table:table-cell>
          <table:table-cell office:value-type="float" office:value="52492">
            <text:p>52492</text:p>
          </table:table-cell>
          <table:table-cell office:value-type="float" office:value="56650">
            <text:p>5665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7.33980582524272">
            <text:p>-7.3398058252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554">
            <text:p>6554</text:p>
          </table:table-cell>
          <table:table-cell office:value-type="float" office:value="6620">
            <text:p>662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0.996978851963746">
            <text:p>-0.996978852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12">
            <text:p>5712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2.4859943977591">
            <text:p>-2.4859943978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70">
            <text:p>2470</text:p>
          </table:table-cell>
          <table:table-cell office:value-type="float" office:value="1">
            <text:p>1</text:p>
          </table:table-cell>
          <table:table-cell office:value-type="float" office:value="2425">
            <text:p>2425</text:p>
          </table:table-cell>
          <table:table-cell office:value-type="float" office:value="2519">
            <text:p>2519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3.7316395394998">
            <text:p>-3.7316395395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49">
            <text:p>2249</text:p>
          </table:table-cell>
          <table:table-cell office:value-type="float" office:value="0">
            <text:p>0</text:p>
          </table:table-cell>
          <table:table-cell office:value-type="float" office:value="2221">
            <text:p>2221</text:p>
          </table:table-cell>
          <table:table-cell office:value-type="float" office:value="2330">
            <text:p>233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4.67811158798284">
            <text:p>-4.678111588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110">
            <text:p>20110</text:p>
          </table:table-cell>
          <table:table-cell office:value-type="float" office:value="1">
            <text:p>1</text:p>
          </table:table-cell>
          <table:table-cell office:value-type="float" office:value="19795">
            <text:p>19795</text:p>
          </table:table-cell>
          <table:table-cell office:value-type="float" office:value="20785">
            <text:p>2078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4.76305027664181">
            <text:p>-4.7630502766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960">
            <text:p>5960</text:p>
          </table:table-cell>
          <table:table-cell office:value-type="float" office:value="0">
            <text:p>0</text:p>
          </table:table-cell>
          <table:table-cell office:value-type="float" office:value="5945">
            <text:p>5945</text:p>
          </table:table-cell>
          <table:table-cell office:value-type="float" office:value="6040">
            <text:p>604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1.5728476821192">
            <text:p>-1.572847682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68">
            <text:p>5968</text:p>
          </table:table-cell>
          <table:table-cell office:value-type="float" office:value="1">
            <text:p>1</text:p>
          </table:table-cell>
          <table:table-cell office:value-type="float" office:value="5891">
            <text:p>5891</text:p>
          </table:table-cell>
          <table:table-cell office:value-type="float" office:value="6037">
            <text:p>6037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2.4184197449064">
            <text:p>-2.4184197449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115">
            <text:p>17115</text:p>
          </table:table-cell>
          <table:table-cell office:value-type="float" office:value="1">
            <text:p>1</text:p>
          </table:table-cell>
          <table:table-cell office:value-type="float" office:value="16975">
            <text:p>16975</text:p>
          </table:table-cell>
          <table:table-cell office:value-type="float" office:value="17385">
            <text:p>1738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2.35835490365257">
            <text:p>-2.3583549037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684">
            <text:p>7684</text:p>
          </table:table-cell>
          <table:table-cell office:value-type="float" office:value="1">
            <text:p>1</text:p>
          </table:table-cell>
          <table:table-cell office:value-type="float" office:value="7651">
            <text:p>7651</text:p>
          </table:table-cell>
          <table:table-cell office:value-type="float" office:value="7800">
            <text:p>7800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1.91025641025641">
            <text:p>-1.9102564103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96">
            <text:p>196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-2.55102040816327">
            <text:p>-2.5510204082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82">
            <text:p>582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-3.78006872852234">
            <text:p>-3.7800687285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475">
            <text:p>475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5.6842105263158">
            <text:p>-5.6842105263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362">
            <text:p>362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3.03867403314916">
            <text:p>-3.038674033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89">
            <text:p>889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3.82452193475815">
            <text:p>-3.8245219348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41">
            <text:p>741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2.83400809716599">
            <text:p>-2.8340080972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 office:value-type="float" office:value="1168">
            <text:p>1168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2.22602739726028">
            <text:p>-2.2260273973</text:p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office:value-type="float" office:value="1322">
            <text:p>1322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-3.40393343419062">
            <text:p>-3.4039334342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297">
            <text:p>7297</text:p>
          </table:table-cell>
          <table:table-cell office:value-type="float" office:value="1">
            <text:p>1</text:p>
          </table:table-cell>
          <table:table-cell office:value-type="float" office:value="7229">
            <text:p>7229</text:p>
          </table:table-cell>
          <table:table-cell office:value-type="float" office:value="7338">
            <text:p>7338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1.4854183701281">
            <text:p>-1.4854183701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56">
            <text:p>1356</text:p>
          </table:table-cell>
          <table:table-cell office:value-type="float" office:value="1">
            <text:p>1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-2.76967930029156">
            <text:p>-2.7696793003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 office:value-type="float" office:value="959">
            <text:p>959</text:p>
          </table:table-cell>
          <table:table-cell office:value-type="float" office:value="974">
            <text:p>974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1.54004106776181">
            <text:p>-1.5400410678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31">
            <text:p>2731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2804">
            <text:p>2804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4.20827389443652">
            <text:p>-4.2082738944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364">
            <text:p>364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-1.64835164835165">
            <text:p>-1.6483516484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7">
            <text:p>1057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2.93282876064333">
            <text:p>-2.9328287606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60">
            <text:p>860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3.95348837209303">
            <text:p>-3.953488372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20">
            <text:p>4220</text:p>
          </table:table-cell>
          <table:table-cell office:value-type="float" office:value="1">
            <text:p>1</text:p>
          </table:table-cell>
          <table:table-cell office:value-type="float" office:value="4103">
            <text:p>4103</text:p>
          </table:table-cell>
          <table:table-cell office:value-type="float" office:value="4290">
            <text:p>429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4.35897435897435">
            <text:p>-4.358974359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896">
            <text:p>1896</text:p>
          </table:table-cell>
          <table:table-cell office:value-type="float" office:value="1968">
            <text:p>1968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3.65853658536585">
            <text:p>-3.6585365854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1498">
            <text:p>1498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2.26969292389853">
            <text:p>-2.2696929239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30">
            <text:p>3830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3">
            <text:p>3853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-2.28393459641838">
            <text:p>-2.2839345964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42">
            <text:p>3842</text:p>
          </table:table-cell>
          <table:table-cell office:value-type="float" office:value="1">
            <text:p>1</text:p>
          </table:table-cell>
          <table:table-cell office:value-type="float" office:value="3813">
            <text:p>3813</text:p>
          </table:table-cell>
          <table:table-cell office:value-type="float" office:value="3846">
            <text:p>3846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858034321372855">
            <text:p>-0.8580343214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346">
            <text:p>4346</text:p>
          </table:table-cell>
          <table:table-cell office:value-type="float" office:value="0">
            <text:p>0</text:p>
          </table:table-cell>
          <table:table-cell office:value-type="float" office:value="4268">
            <text:p>4268</text:p>
          </table:table-cell>
          <table:table-cell office:value-type="float" office:value="4425">
            <text:p>4425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3.54802259887006">
            <text:p>-3.5480225989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2362">
            <text:p>2362</text:p>
          </table:table-cell>
          <table:table-cell office:value-type="float" office:value="2467">
            <text:p>2467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4.25618159708148">
            <text:p>-4.256181597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3973">
            <text:p>3973</text:p>
          </table:table-cell>
          <table:table-cell office:value-type="float" office:value="4115">
            <text:p>411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3.45078979343863">
            <text:p>-3.4507897934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float" office:value="2797">
            <text:p>2797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1.85913478727208">
            <text:p>-1.8591347873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440">
            <text:p>3440</text:p>
          </table:table-cell>
          <table:table-cell office:value-type="float" office:value="1">
            <text:p>1</text:p>
          </table:table-cell>
          <table:table-cell office:value-type="float" office:value="3494">
            <text:p>3494</text:p>
          </table:table-cell>
          <table:table-cell office:value-type="float" office:value="3550">
            <text:p>3550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 office:value-type="float" office:value="1">
            <text:p>1</text:p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-1.5774647887324">
            <text:p>-1.5774647887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25">
            <text:p>1925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67">
            <text:p>1967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3.71123538383324">
            <text:p>-3.7112353838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63">
            <text:p>2463</text:p>
          </table:table-cell>
          <table:table-cell office:value-type="float" office:value="1">
            <text:p>1</text:p>
          </table:table-cell>
          <table:table-cell office:value-type="float" office:value="2422">
            <text:p>2422</text:p>
          </table:table-cell>
          <table:table-cell office:value-type="float" office:value="2467">
            <text:p>2467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1.82407782732064">
            <text:p>-1.8240778273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float" office:value="1857">
            <text:p>1857</text:p>
          </table:table-cell>
          <table:table-cell office:value-type="float" office:value="1895">
            <text:p>1895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2.00527704485488">
            <text:p>-2.0052770449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800">
            <text:p>16800</text:p>
          </table:table-cell>
          <table:table-cell office:value-type="float" office:value="1">
            <text:p>1</text:p>
          </table:table-cell>
          <table:table-cell office:value-type="float" office:value="16690">
            <text:p>16690</text:p>
          </table:table-cell>
          <table:table-cell office:value-type="float" office:value="17270">
            <text:p>1727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3.35842501447597">
            <text:p>-3.3584250145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380">
            <text:p>338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2.9585798816568">
            <text:p>-2.9585798817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32">
            <text:p>832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0.961538461538453">
            <text:p>-0.9615384615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71">
            <text:p>2771</text:p>
          </table:table-cell>
          <table:table-cell office:value-type="float" office:value="2818">
            <text:p>2818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 office:value-type="float" office:value="1">
            <text:p>1</text:p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  <table:table-cell table:formula="of:=([.D318]/[.E318]*100)-100" office:value-type="float" office:value="-1.66784953867992">
            <text:p>-1.6678495387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230">
            <text:p>23230</text:p>
          </table:table-cell>
          <table:table-cell office:value-type="float" office:value="1">
            <text:p>1</text:p>
          </table:table-cell>
          <table:table-cell office:value-type="float" office:value="23629">
            <text:p>23629</text:p>
          </table:table-cell>
          <table:table-cell office:value-type="float" office:value="23230">
            <text:p>2323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1.71760654326303">
            <text:p>1.7176065433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07">
            <text:p>4407</text:p>
          </table:table-cell>
          <table:table-cell office:value-type="float" office:value="4370">
            <text:p>437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 office:value-type="float" office:value="1">
            <text:p>1</text:p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0.846681922196794">
            <text:p>0.8466819222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996">
            <text:p>1996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0.350701402805626">
            <text:p>0.3507014028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2354">
            <text:p>2354</text:p>
          </table:table-cell>
          <table:table-cell office:value-type="float" office:value="2345">
            <text:p>2345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 office:value-type="float" office:value="1">
            <text:p>1</text:p>
          </table:table-cell>
          <table:table-cell table:formula="of:=IF(OR(AND([.G322]=1;[.I322]=1);AND([.F322]=1;[.H322]=1));1;&quot;&quot;)" office:value-type="float" office:value="1">
            <text:p>1</text:p>
          </table:table-cell>
          <table:table-cell/>
          <table:table-cell table:formula="of:=([.D322]/[.E322]*100)-100" office:value-type="float" office:value="0.383795309168434">
            <text:p>0.3837953092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732">
            <text:p>732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-0.819672131147541">
            <text:p>-0.819672131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63">
            <text:p>1163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3.00945829750646">
            <text:p>-3.0094582975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float" office:value="673">
            <text:p>673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0.594353640416045">
            <text:p>-0.5943536404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20">
            <text:p>1720</text:p>
          </table:table-cell>
          <table:table-cell office:value-type="float" office:value="1">
            <text:p>1</text:p>
          </table:table-cell>
          <table:table-cell office:value-type="float" office:value="1723">
            <text:p>1723</text:p>
          </table:table-cell>
          <table:table-cell office:value-type="float" office:value="1724">
            <text:p>1724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-0.0580046403712373">
            <text:p>-0.0580046404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4569">
            <text:p>4569</text:p>
          </table:table-cell>
          <table:table-cell office:value-type="float" office:value="4645">
            <text:p>4645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1.63616792249731">
            <text:p>-1.6361679225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office:value-type="float" office:value="1293">
            <text:p>1293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1.23743232791956">
            <text:p>-1.2374323279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400">
            <text:p>5400</text:p>
          </table:table-cell>
          <table:table-cell office:value-type="float" office:value="5430">
            <text:p>543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 office:value-type="float" office:value="1">
            <text:p>1</text:p>
          </table:table-cell>
          <table:table-cell/>
          <table:table-cell table:formula="of:=([.D330]/[.E330]*100)-100" office:value-type="float" office:value="-0.552486187845304">
            <text:p>-0.5524861878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87">
            <text:p>1687</text:p>
          </table:table-cell>
          <table:table-cell office:value-type="float" office:value="0">
            <text:p>0</text:p>
          </table:table-cell>
          <table:table-cell office:value-type="float" office:value="1690">
            <text:p>1690</text:p>
          </table:table-cell>
          <table:table-cell office:value-type="float" office:value="1706">
            <text:p>1706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0.937866354044544">
            <text:p>-0.937866354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97">
            <text:p>149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0.801603206412821">
            <text:p>-0.8016032064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216">
            <text:p>4216</text:p>
          </table:table-cell>
          <table:table-cell office:value-type="float" office:value="1">
            <text:p>1</text:p>
          </table:table-cell>
          <table:table-cell office:value-type="float" office:value="4204">
            <text:p>4204</text:p>
          </table:table-cell>
          <table:table-cell office:value-type="float" office:value="4149">
            <text:p>4149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1.32562063147748">
            <text:p>1.3256206315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93">
            <text:p>3693</text:p>
          </table:table-cell>
          <table:table-cell office:value-type="float" office:value="0">
            <text:p>0</text:p>
          </table:table-cell>
          <table:table-cell office:value-type="float" office:value="3657">
            <text:p>3657</text:p>
          </table:table-cell>
          <table:table-cell office:value-type="float" office:value="3678">
            <text:p>3678</text:p>
          </table:table-cell>
          <table:table-cell table:formula="of:=IF(AND([.B334]&gt;[.E334];[.H334]=1);1;&quot;&quot;)" office:value-type="float" office:value="1">
            <text:p>1</text:p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 office:value-type="float" office:value="1">
            <text:p>1</text:p>
          </table:table-cell>
          <table:table-cell/>
          <table:table-cell table:formula="of:=([.D334]/[.E334]*100)-100" office:value-type="float" office:value="-0.570962479608482">
            <text:p>-0.5709624796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85">
            <text:p>128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1.55642023346303">
            <text:p>-1.5564202335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80">
            <text:p>2880</text:p>
          </table:table-cell>
          <table:table-cell office:value-type="float" office:value="0">
            <text:p>0</text:p>
          </table:table-cell>
          <table:table-cell office:value-type="float" office:value="2913">
            <text:p>2913</text:p>
          </table:table-cell>
          <table:table-cell office:value-type="float" office:value="2941">
            <text:p>2941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0.952057123427409">
            <text:p>-0.9520571234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 office:value-type="float" office:value="1519">
            <text:p>1519</text:p>
          </table:table-cell>
          <table:table-cell office:value-type="float" office:value="1484">
            <text:p>1484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2.35849056603774">
            <text:p>2.358490566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214">
            <text:p>3214</text:p>
          </table:table-cell>
          <table:table-cell office:value-type="float" office:value="3240">
            <text:p>324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0.802469135802468">
            <text:p>-0.8024691358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390">
            <text:p>4390</text:p>
          </table:table-cell>
          <table:table-cell office:value-type="float" office:value="1">
            <text:p>1</text:p>
          </table:table-cell>
          <table:table-cell office:value-type="float" office:value="4375">
            <text:p>4375</text:p>
          </table:table-cell>
          <table:table-cell office:value-type="float" office:value="4575">
            <text:p>457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4.37158469945356">
            <text:p>-4.3715846995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645">
            <text:p>21645</text:p>
          </table:table-cell>
          <table:table-cell office:value-type="float" office:value="0">
            <text:p>0</text:p>
          </table:table-cell>
          <table:table-cell office:value-type="float" office:value="22125">
            <text:p>22125</text:p>
          </table:table-cell>
          <table:table-cell office:value-type="float" office:value="21295">
            <text:p>2129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3.89762855130313">
            <text:p>3.8976285513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190">
            <text:p>4190</text:p>
          </table:table-cell>
          <table:table-cell office:value-type="float" office:value="0">
            <text:p>0</text:p>
          </table:table-cell>
          <table:table-cell office:value-type="float" office:value="4162">
            <text:p>4162</text:p>
          </table:table-cell>
          <table:table-cell office:value-type="float" office:value="4370">
            <text:p>437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4.75972540045767">
            <text:p>-4.7597254005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405">
            <text:p>1405</text:p>
          </table:table-cell>
          <table:table-cell office:value-type="float" office:value="1455">
            <text:p>1455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3.43642611683849">
            <text:p>-3.4364261168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1.49925037481259">
            <text:p>-1.4992503748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467">
            <text:p>1467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1.15882753919564">
            <text:p>-1.1588275392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77">
            <text:p>2777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2754">
            <text:p>2754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0.145243282498186">
            <text:p>0.1452432825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3.26086956521739">
            <text:p>-3.2608695652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20">
            <text:p>5420</text:p>
          </table:table-cell>
          <table:table-cell office:value-type="float" office:value="1">
            <text:p>1</text:p>
          </table:table-cell>
          <table:table-cell office:value-type="float" office:value="5499">
            <text:p>5499</text:p>
          </table:table-cell>
          <table:table-cell office:value-type="float" office:value="5450">
            <text:p>545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  <table:table-cell table:formula="of:=([.D347]/[.E347]*100)-100" office:value-type="float" office:value="0.89908256880733">
            <text:p>0.8990825688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1553">
            <text:p>1553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1.28783000643915">
            <text:p>-1.2878300064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39">
            <text:p>2739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76">
            <text:p>2776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2.26945244956772">
            <text:p>-2.2694524496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  <table:table-cell table:formula="of:=([.D350]/[.E350]*100)-100" office:value-type="float" office:value="-0.306748466257673">
            <text:p>-0.3067484663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1004">
            <text:p>1004</text:p>
          </table:table-cell>
          <table:table-cell office:value-type="float" office:value="1020">
            <text:p>1020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1.5686274509804">
            <text:p>-1.568627451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290">
            <text:p>1290</text:p>
          </table:table-cell>
          <table:table-cell office:value-type="float" office:value="1296">
            <text:p>1296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0.462962962962962">
            <text:p>-0.462962963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50">
            <text:p>1250</text:p>
          </table:table-cell>
          <table:table-cell office:value-type="float" office:value="1265">
            <text:p>1265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1.18577075098814">
            <text:p>-1.18577075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44">
            <text:p>2144</text:p>
          </table:table-cell>
          <table:table-cell office:value-type="float" office:value="2208">
            <text:p>2208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2.89855072463769">
            <text:p>-2.8985507246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1.69491525423729">
            <text:p>-1.6949152542</text:p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2238">
            <text:p>2238</text:p>
          </table:table-cell>
          <table:table-cell office:value-type="float" office:value="2263">
            <text:p>2263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 office:value-type="float" office:value="1">
            <text:p>1</text:p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  <table:table-cell table:formula="of:=([.D356]/[.E356]*100)-100" office:value-type="float" office:value="-1.10472823685373">
            <text:p>-1.1047282369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1679">
            <text:p>1679</text:p>
          </table:table-cell>
          <table:table-cell office:value-type="float" office:value="1703">
            <text:p>1703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1.40927774515561">
            <text:p>-1.4092777452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697">
            <text:p>2697</text:p>
          </table:table-cell>
          <table:table-cell office:value-type="float" office:value="2641">
            <text:p>2641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 office:value-type="float" office:value="1">
            <text:p>1</text:p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2.12040893600908">
            <text:p>2.120408936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425">
            <text:p>3425</text:p>
          </table:table-cell>
          <table:table-cell office:value-type="float" office:value="0">
            <text:p>0</text:p>
          </table:table-cell>
          <table:table-cell office:value-type="float" office:value="3462">
            <text:p>3462</text:p>
          </table:table-cell>
          <table:table-cell office:value-type="float" office:value="3440">
            <text:p>3440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0.639534883720927">
            <text:p>0.6395348837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00">
            <text:p>110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3.45454545454545">
            <text:p>-3.4545454545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588">
            <text:p>2588</text:p>
          </table:table-cell>
          <table:table-cell office:value-type="float" office:value="1">
            <text:p>1</text:p>
          </table:table-cell>
          <table:table-cell office:value-type="float" office:value="2619">
            <text:p>2619</text:p>
          </table:table-cell>
          <table:table-cell office:value-type="float" office:value="2629">
            <text:p>262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 office:value-type="float" office:value="1">
            <text:p>1</text:p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 office:value-type="float" office:value="1">
            <text:p>1</text:p>
          </table:table-cell>
          <table:table-cell/>
          <table:table-cell table:formula="of:=([.D361]/[.E361]*100)-100" office:value-type="float" office:value="-0.38037276531">
            <text:p>-0.3803727653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471">
            <text:p>1471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 office:value-type="float" office:value="1">
            <text:p>1</text:p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0.883752549286214">
            <text:p>0.8837525493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75">
            <text:p>2675</text:p>
          </table:table-cell>
          <table:table-cell office:value-type="float" office:value="1">
            <text:p>1</text:p>
          </table:table-cell>
          <table:table-cell office:value-type="float" office:value="2703">
            <text:p>2703</text:p>
          </table:table-cell>
          <table:table-cell office:value-type="float" office:value="2668">
            <text:p>2668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 office:value-type="float" office:value="1">
            <text:p>1</text:p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1.31184407796101">
            <text:p>1.311844078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360">
            <text:p>11360</text:p>
          </table:table-cell>
          <table:table-cell office:value-type="float" office:value="0">
            <text:p>0</text:p>
          </table:table-cell>
          <table:table-cell office:value-type="float" office:value="11583">
            <text:p>11583</text:p>
          </table:table-cell>
          <table:table-cell office:value-type="float" office:value="11730">
            <text:p>1173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25319693094629">
            <text:p>-1.2531969309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56">
            <text:p>956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  <table:table-cell table:formula="of:=([.D365]/[.E365]*100)-100" office:value-type="float" office:value="-0.836820083682014">
            <text:p>-0.8368200837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2231">
            <text:p>2231</text:p>
          </table:table-cell>
          <table:table-cell office:value-type="float" office:value="2269">
            <text:p>2269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-1.67474658439841">
            <text:p>-1.6747465844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81">
            <text:p>1781</text:p>
          </table:table-cell>
          <table:table-cell office:value-type="float" office:value="1780">
            <text:p>1780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 office:value-type="float" office:value="1">
            <text:p>1</text:p>
          </table:table-cell>
          <table:table-cell/>
          <table:table-cell table:formula="of:=([.D367]/[.E367]*100)-100" office:value-type="float" office:value="0.0561797752808957">
            <text:p>0.0561797753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746">
            <text:p>746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0.268096514745309">
            <text:p>0.2680965147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817">
            <text:p>4817</text:p>
          </table:table-cell>
          <table:table-cell office:value-type="float" office:value="4765">
            <text:p>476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 office:value-type="float" office:value="1">
            <text:p>1</text:p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1.0912906610703">
            <text:p>1.0912906611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72">
            <text:p>3772</text:p>
          </table:table-cell>
          <table:table-cell office:value-type="float" office:value="3870">
            <text:p>387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2.53229974160206">
            <text:p>-2.5322997416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table:formula="of:=IF(AND([.B371]&gt;[.E371];[.H371]=1);1;&quot;&quot;)" office:value-type="float" office:value="1">
            <text:p>1</text:p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 office:value-type="float" office:value="1">
            <text:p>1</text:p>
          </table:table-cell>
          <table:table-cell/>
          <table:table-cell table:formula="of:=([.D371]/[.E371]*100)-100" office:value-type="float" office:value="-0.398406374501988">
            <text:p>-0.3984063745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office:value-type="float" office:value="434">
            <text:p>434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0.460829493087573">
            <text:p>0.460829493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68">
            <text:p>768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1.82291666666666">
            <text:p>-1.8229166667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2.59740259740259">
            <text:p>-2.5974025974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473">
            <text:p>473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1.4799154334038">
            <text:p>-1.4799154334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85">
            <text:p>4785</text:p>
          </table:table-cell>
          <table:table-cell office:value-type="float" office:value="0">
            <text:p>0</text:p>
          </table:table-cell>
          <table:table-cell office:value-type="float" office:value="4752">
            <text:p>4752</text:p>
          </table:table-cell>
          <table:table-cell office:value-type="float" office:value="4854">
            <text:p>4854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2.10135970333745">
            <text:p>-2.1013597033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1.78571428571429">
            <text:p>-1.7857142857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872">
            <text:p>87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1.72018348623853">
            <text:p>1.7201834862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44">
            <text:p>744</text:p>
          </table:table-cell>
          <table:table-cell office:value-type="float" office:value="735">
            <text:p>735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1.22448979591836">
            <text:p>1.2244897959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34">
            <text:p>634</text:p>
          </table:table-cell>
          <table:table-cell table:formula="of:=IF(AND([.B380]&gt;[.E380];[.H380]=1);1;&quot;&quot;)" office:value-type="float" office:value="1">
            <text:p>1</text:p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 office:value-type="float" office:value="1">
            <text:p>1</text:p>
          </table:table-cell>
          <table:table-cell/>
          <table:table-cell table:formula="of:=([.D380]/[.E380]*100)-100" office:value-type="float" office:value="0.946372239747632">
            <text:p>0.9463722397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office:value-type="float" office:value="775">
            <text:p>775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1.03225806451613">
            <text:p>1.0322580645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577">
            <text:p>577</text:p>
          </table:table-cell>
          <table:table-cell table:formula="of:=IF(AND([.B382]&gt;[.E382];[.H382]=1);1;&quot;&quot;)" office:value-type="float" office:value="1">
            <text:p>1</text:p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 office:value-type="float" office:value="1">
            <text:p>1</text:p>
          </table:table-cell>
          <table:table-cell/>
          <table:table-cell table:formula="of:=([.D382]/[.E382]*100)-100" office:value-type="float" office:value="2.4263431542461">
            <text:p>2.4263431542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98">
            <text:p>129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261">
            <text:p>1261</text:p>
          </table:table-cell>
          <table:table-cell table:formula="of:=IF(AND([.B383]&gt;[.E383];[.H383]=1);1;&quot;&quot;)" office:value-type="float" office:value="1">
            <text:p>1</text:p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 office:value-type="float" office:value="1">
            <text:p>1</text:p>
          </table:table-cell>
          <table:table-cell/>
          <table:table-cell table:formula="of:=([.D383]/[.E383]*100)-100" office:value-type="float" office:value="2.69627279936557">
            <text:p>2.6962727994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1.93798449612403">
            <text:p>-1.9379844961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float" office:value="2277">
            <text:p>2277</text:p>
          </table:table-cell>
          <table:table-cell office:value-type="float" office:value="2259">
            <text:p>225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0.796812749003976">
            <text:p>0.796812749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table:number-columns-repeated="2" office:value-type="float" office:value="839">
            <text:p>839</text:p>
          </table:table-cell>
          <table:table-cell table:formula="of:=IF(AND([.B386]&gt;[.E386];[.H386]=1);1;&quot;&quot;)" office:value-type="float" office:value="1">
            <text:p>1</text:p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 office:value-type="float" office:value="1">
            <text:p>1</text:p>
          </table:table-cell>
          <table:table-cell/>
          <table:table-cell table:formula="of:=([.D386]/[.E386]*100)-100" office:value-type="float" office:value="0">
            <text:p>0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0.369003690036891">
            <text:p>0.36900369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675">
            <text:p>675</text:p>
          </table:table-cell>
          <table:table-cell table:formula="of:=IF(AND([.B388]&gt;[.E388];[.H388]=1);1;&quot;&quot;)" office:value-type="float" office:value="1">
            <text:p>1</text:p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 office:value-type="float" office:value="1">
            <text:p>1</text:p>
          </table:table-cell>
          <table:table-cell/>
          <table:table-cell table:formula="of:=([.D388]/[.E388]*100)-100" office:value-type="float" office:value="1.18518518518518">
            <text:p>1.1851851852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796">
            <text:p>1796</text:p>
          </table:table-cell>
          <table:table-cell office:value-type="float" office:value="1789">
            <text:p>1789</text:p>
          </table:table-cell>
          <table:table-cell table:formula="of:=IF(AND([.B389]&gt;[.E389];[.H389]=1);1;&quot;&quot;)" office:value-type="float" office:value="1">
            <text:p>1</text:p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0.391280044717718">
            <text:p>0.3912800447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67">
            <text:p>1367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56">
            <text:p>1356</text:p>
          </table:table-cell>
          <table:table-cell table:formula="of:=IF(AND([.B390]&gt;[.E390];[.H390]=1);1;&quot;&quot;)" office:value-type="float" office:value="1">
            <text:p>1</text:p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 office:value-type="float" office:value="1">
            <text:p>1</text:p>
          </table:table-cell>
          <table:table-cell/>
          <table:table-cell table:formula="of:=([.D390]/[.E390]*100)-100" office:value-type="float" office:value="0.221238938053105">
            <text:p>0.2212389381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20">
            <text:p>520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0.961538461538453">
            <text:p>-0.9615384615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0.843881856540079">
            <text:p>-0.8438818565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459">
            <text:p>1459</text:p>
          </table:table-cell>
          <table:table-cell table:formula="of:=IF(AND([.B393]&gt;[.E393];[.H393]=1);1;&quot;&quot;)" office:value-type="float" office:value="1">
            <text:p>1</text:p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 office:value-type="float" office:value="1">
            <text:p>1</text:p>
          </table:table-cell>
          <table:table-cell/>
          <table:table-cell table:formula="of:=([.D393]/[.E393]*100)-100" office:value-type="float" office:value="0.274160383824523">
            <text:p>0.2741603838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340">
            <text:p>4340</text:p>
          </table:table-cell>
          <table:table-cell office:value-type="float" office:value="0">
            <text:p>0</text:p>
          </table:table-cell>
          <table:table-cell office:value-type="float" office:value="4406">
            <text:p>4406</text:p>
          </table:table-cell>
          <table:table-cell office:value-type="float" office:value="4480">
            <text:p>448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1.65178571428571">
            <text:p>-1.6517857143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2437">
            <text:p>2437</text:p>
          </table:table-cell>
          <table:table-cell office:value-type="float" office:value="2457">
            <text:p>2457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0.814000814000821">
            <text:p>-0.814000814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490">
            <text:p>3490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630">
            <text:p>3630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3.33333333333333">
            <text:p>-3.3333333333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1405">
            <text:p>1405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3.55871886120997">
            <text:p>-3.5587188612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07">
            <text:p>1107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0.0903342366757016">
            <text:p>0.0903342367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423">
            <text:p>423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3.3096926713948">
            <text:p>-3.3096926714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7">
            <text:p>487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1.64271047227926">
            <text:p>-1.6427104723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office:value-type="float" office:value="620">
            <text:p>620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3.70967741935485">
            <text:p>3.7096774194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30">
            <text:p>3230</text:p>
          </table:table-cell>
          <table:table-cell office:value-type="float" office:value="0">
            <text:p>0</text:p>
          </table:table-cell>
          <table:table-cell office:value-type="float" office:value="3257">
            <text:p>3257</text:p>
          </table:table-cell>
          <table:table-cell office:value-type="float" office:value="3320">
            <text:p>3320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1.89759036144578">
            <text:p>-1.8975903614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36">
            <text:p>253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622">
            <text:p>2622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2.97482837528604">
            <text:p>-2.9748283753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3.17164179104478">
            <text:p>-3.17164179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office:value-type="float" office:value="2875">
            <text:p>2875</text:p>
          </table:table-cell>
          <table:table-cell office:value-type="float" office:value="2983">
            <text:p>2983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-3.62051625879987">
            <text:p>-3.6205162588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574">
            <text:p>1574</text:p>
          </table:table-cell>
          <table:table-cell office:value-type="float" office:value="1633">
            <text:p>1633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3.61298224127373">
            <text:p>-3.6129822413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45">
            <text:p>545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1.65137614678899">
            <text:p>-1.6513761468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820">
            <text:p>820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1.95121951219512">
            <text:p>-1.9512195122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54">
            <text:p>754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3.18302387267904">
            <text:p>-3.1830238727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51">
            <text:p>751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3.3288948069241">
            <text:p>-3.3288948069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1">
            <text:p>781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3.0729833546735">
            <text:p>-3.0729833547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  <table:table-cell office:value-type="float" office:value="1085">
            <text:p>1085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1.38248847926268">
            <text:p>-1.3824884793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54">
            <text:p>3454</text:p>
          </table:table-cell>
          <table:table-cell office:value-type="float" office:value="3460">
            <text:p>3460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0.173410404624278">
            <text:p>-0.1734104046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75">
            <text:p>2075</text:p>
          </table:table-cell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office:value-type="float" office:value="2081">
            <text:p>2081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 office:value-type="float" office:value="1">
            <text:p>1</text:p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  <table:table-cell table:formula="of:=([.D414]/[.E414]*100)-100" office:value-type="float" office:value="0.288322921672261">
            <text:p>0.2883229217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  <table:table-cell office:value-type="float" office:value="1974">
            <text:p>1974</text:p>
          </table:table-cell>
          <table:table-cell office:value-type="float" office:value="2007">
            <text:p>2007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1.64424514200299">
            <text:p>-1.644245142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592">
            <text:p>4592</text:p>
          </table:table-cell>
          <table:table-cell office:value-type="float" office:value="1">
            <text:p>1</text:p>
          </table:table-cell>
          <table:table-cell office:value-type="float" office:value="4597">
            <text:p>4597</text:p>
          </table:table-cell>
          <table:table-cell office:value-type="float" office:value="4590">
            <text:p>4590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 office:value-type="float" office:value="1">
            <text:p>1</text:p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0.152505446623081">
            <text:p>0.1525054466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508">
            <text:p>1508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0.530503978779834">
            <text:p>-0.5305039788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43">
            <text:p>3243</text:p>
          </table:table-cell>
          <table:table-cell office:value-type="float" office:value="0">
            <text:p>0</text:p>
          </table:table-cell>
          <table:table-cell office:value-type="float" office:value="3253">
            <text:p>3253</text:p>
          </table:table-cell>
          <table:table-cell office:value-type="float" office:value="3248">
            <text:p>3248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0.153940886699516">
            <text:p>0.1539408867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2466">
            <text:p>2466</text:p>
          </table:table-cell>
          <table:table-cell office:value-type="float" office:value="2478">
            <text:p>2478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0.484261501210654">
            <text:p>-0.4842615012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3890">
            <text:p>3890</text:p>
          </table:table-cell>
          <table:table-cell office:value-type="float" office:value="3941">
            <text:p>3941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1.29408779497589">
            <text:p>-1.294087795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01">
            <text:p>201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1.99004975124379">
            <text:p>-1.9900497512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67647058823529">
            <text:p>-3.6764705882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2988">
            <text:p>2988</text:p>
          </table:table-cell>
          <table:table-cell office:value-type="float" office:value="0">
            <text:p>0</text:p>
          </table:table-cell>
          <table:table-cell office:value-type="float" office:value="3023">
            <text:p>3023</text:p>
          </table:table-cell>
          <table:table-cell office:value-type="float" office:value="3095">
            <text:p>309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2.32633279483038">
            <text:p>-2.3263327948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60">
            <text:p>11260</text:p>
          </table:table-cell>
          <table:table-cell office:value-type="float" office:value="0">
            <text:p>0</text:p>
          </table:table-cell>
          <table:table-cell office:value-type="float" office:value="11348">
            <text:p>11348</text:p>
          </table:table-cell>
          <table:table-cell office:value-type="float" office:value="11620">
            <text:p>1162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2.34079173838209">
            <text:p>-2.3407917384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58">
            <text:p>558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716845878136198">
            <text:p>-0.716845878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06">
            <text:p>1806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 office:value-type="float" office:value="1820">
            <text:p>1820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1.59340659340658">
            <text:p>1.5934065934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111">
            <text:p>1111</text:p>
          </table:table-cell>
          <table:table-cell office:value-type="float" office:value="1119">
            <text:p>1119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71492403932082">
            <text:p>-0.7149240393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35">
            <text:p>535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0.373831775700935">
            <text:p>-0.3738317757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658">
            <text:p>658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0.455927051671736">
            <text:p>-0.4559270517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office:value-type="float" office:value="896">
            <text:p>896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0.669642857142861">
            <text:p>-0.669642857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6">
            <text:p>1126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06571936056838">
            <text:p>-1.0657193606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0.342857142857142">
            <text:p>-0.3428571429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16">
            <text:p>1316</text:p>
          </table:table-cell>
          <table:table-cell office:value-type="float" office:value="1">
            <text:p>1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0.613496932515332">
            <text:p>0.6134969325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420">
            <text:p>10420</text:p>
          </table:table-cell>
          <table:table-cell office:value-type="float" office:value="10425">
            <text:p>10425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0.047961630695454">
            <text:p>-0.0479616307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747">
            <text:p>7747</text:p>
          </table:table-cell>
          <table:table-cell office:value-type="float" office:value="1">
            <text:p>1</text:p>
          </table:table-cell>
          <table:table-cell office:value-type="float" office:value="7796">
            <text:p>7796</text:p>
          </table:table-cell>
          <table:table-cell office:value-type="float" office:value="7690">
            <text:p>7690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 office:value-type="float" office:value="1">
            <text:p>1</text:p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1.37841352405721">
            <text:p>1.378413524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float" office:value="19580">
            <text:p>19580</text:p>
          </table:table-cell>
          <table:table-cell office:value-type="float" office:value="19585">
            <text:p>1958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0.025529742149601">
            <text:p>-0.0255297421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586">
            <text:p>586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0.341296928327651">
            <text:p>0.3412969283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46">
            <text:p>446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0.448430493273548">
            <text:p>-0.4484304933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float" office:value="757">
            <text:p>757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0.132100396301198">
            <text:p>-0.1321003963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3">
            <text:p>803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1.99252801992527">
            <text:p>-1.9925280199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488">
            <text:p>488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0.614754098360663">
            <text:p>-0.6147540984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table:number-columns-repeated="2" office:value-type="float" office:value="605">
            <text:p>605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0">
            <text:p>0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79">
            <text:p>2379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27">
            <text:p>2427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1.97775030902349">
            <text:p>-1.977750309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float" office:value="596">
            <text:p>596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0.503355704697981">
            <text:p>-0.5033557047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75">
            <text:p>875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0.114285714285714">
            <text:p>-0.1142857143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383">
            <text:p>1383</text:p>
          </table:table-cell>
          <table:table-cell office:value-type="float" office:value="1372">
            <text:p>1372</text:p>
          </table:table-cell>
          <table:table-cell table:formula="of:=IF(AND([.B446]&gt;[.E446];[.H446]=1);1;&quot;&quot;)" office:value-type="float" office:value="1">
            <text:p>1</text:p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 office:value-type="float" office:value="1">
            <text:p>1</text:p>
          </table:table-cell>
          <table:table-cell/>
          <table:table-cell table:formula="of:=([.D446]/[.E446]*100)-100" office:value-type="float" office:value="0.801749271137027">
            <text:p>0.8017492711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float" office:value="1946">
            <text:p>1946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1.18191161356629">
            <text:p>-1.1819116136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49">
            <text:p>349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2.29226361031519">
            <text:p>-2.2922636103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  <table:table-cell office:value-type="float" office:value="1518">
            <text:p>1518</text:p>
          </table:table-cell>
          <table:table-cell office:value-type="float" office:value="1530">
            <text:p>1530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0.784313725490193">
            <text:p>-0.7843137255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12">
            <text:p>1012</text:p>
          </table:table-cell>
          <table:table-cell office:value-type="float" office:value="1028">
            <text:p>1028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1.55642023346303">
            <text:p>-1.5564202335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35">
            <text:p>4335</text:p>
          </table:table-cell>
          <table:table-cell office:value-type="float" office:value="0">
            <text:p>0</text:p>
          </table:table-cell>
          <table:table-cell office:value-type="float" office:value="4379">
            <text:p>4379</text:p>
          </table:table-cell>
          <table:table-cell office:value-type="float" office:value="4360">
            <text:p>43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0.435779816513772">
            <text:p>0.4357798165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970">
            <text:p>1970</text:p>
          </table:table-cell>
          <table:table-cell office:value-type="float" office:value="2005">
            <text:p>2005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1.74563591022444">
            <text:p>-1.7456359102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31">
            <text:p>1231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51">
            <text:p>125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-1.27897681854516">
            <text:p>-1.2789768185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160">
            <text:p>8160</text:p>
          </table:table-cell>
          <table:table-cell office:value-type="float" office:value="1">
            <text:p>1</text:p>
          </table:table-cell>
          <table:table-cell office:value-type="float" office:value="8160">
            <text:p>8160</text:p>
          </table:table-cell>
          <table:table-cell office:value-type="float" office:value="8310">
            <text:p>831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1.80505415162455">
            <text:p>-1.8050541516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121">
            <text:p>2121</text:p>
          </table:table-cell>
          <table:table-cell office:value-type="float" office:value="2217">
            <text:p>2217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4.33017591339649">
            <text:p>-4.3301759134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554">
            <text:p>1554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2.50965250965251">
            <text:p>-2.5096525097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46">
            <text:p>1546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3.751617076326">
            <text:p>-3.7516170763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1.22249388753056">
            <text:p>-1.2224938875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53">
            <text:p>1353</text:p>
          </table:table-cell>
          <table:table-cell office:value-type="float" office:value="1">
            <text:p>1</text:p>
          </table:table-cell>
          <table:table-cell office:value-type="float" office:value="1397">
            <text:p>1397</text:p>
          </table:table-cell>
          <table:table-cell office:value-type="float" office:value="1338">
            <text:p>1338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 office:value-type="float" office:value="1">
            <text:p>1</text:p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4.40956651718984">
            <text:p>4.4095665172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724">
            <text:p>3724</text:p>
          </table:table-cell>
          <table:table-cell office:value-type="float" office:value="3770">
            <text:p>3770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1.22015915119363">
            <text:p>-1.2201591512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623">
            <text:p>623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1.12359550561798">
            <text:p>-1.1235955056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office:value-type="float" office:value="475">
            <text:p>475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 office:value-type="float" office:value="1">
            <text:p>1</text:p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0.421052631578945">
            <text:p>0.4210526316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37">
            <text:p>1237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21">
            <text:p>1221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1.31040131040132">
            <text:p>1.3104013104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22">
            <text:p>2722</text:p>
          </table:table-cell>
          <table:table-cell office:value-type="float" office:value="1">
            <text:p>1</text:p>
          </table:table-cell>
          <table:table-cell office:value-type="float" office:value="2735">
            <text:p>2735</text:p>
          </table:table-cell>
          <table:table-cell office:value-type="float" office:value="2720">
            <text:p>2720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 office:value-type="float" office:value="1">
            <text:p>1</text:p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0.551470588235304">
            <text:p>0.5514705882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660">
            <text:p>3660</text:p>
          </table:table-cell>
          <table:table-cell office:value-type="float" office:value="1">
            <text:p>1</text:p>
          </table:table-cell>
          <table:table-cell office:value-type="float" office:value="3741">
            <text:p>3741</text:p>
          </table:table-cell>
          <table:table-cell office:value-type="float" office:value="3770">
            <text:p>377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  <table:table-cell table:formula="of:=([.D466]/[.E466]*100)-100" office:value-type="float" office:value="-0.769230769230774">
            <text:p>-0.7692307692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60">
            <text:p>606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070">
            <text:p>607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72981878088963">
            <text:p>-1.7298187809</text:p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120">
            <text:p>5120</text:p>
          </table:table-cell>
          <table:table-cell office:value-type="float" office:value="1">
            <text:p>1</text:p>
          </table:table-cell>
          <table:table-cell office:value-type="float" office:value="5110">
            <text:p>5110</text:p>
          </table:table-cell>
          <table:table-cell office:value-type="float" office:value="5470">
            <text:p>547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6.58135283363802">
            <text:p>-6.5813528336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5">
            <text:p>1245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235">
            <text:p>1235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0.566801619433193">
            <text:p>0.5668016194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47">
            <text:p>2847</text:p>
          </table:table-cell>
          <table:table-cell office:value-type="float" office:value="1">
            <text:p>1</text:p>
          </table:table-cell>
          <table:table-cell office:value-type="float" office:value="2842">
            <text:p>2842</text:p>
          </table:table-cell>
          <table:table-cell office:value-type="float" office:value="2859">
            <text:p>2859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0.594613501224202">
            <text:p>-0.5946135012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50">
            <text:p>3050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3035">
            <text:p>3035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2.7018121911038">
            <text:p>2.701812191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230">
            <text:p>4230</text:p>
          </table:table-cell>
          <table:table-cell office:value-type="float" office:value="1">
            <text:p>1</text:p>
          </table:table-cell>
          <table:table-cell office:value-type="float" office:value="4200">
            <text:p>4200</text:p>
          </table:table-cell>
          <table:table-cell office:value-type="float" office:value="4165">
            <text:p>416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840336134453779">
            <text:p>0.8403361345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690">
            <text:p>7690</text:p>
          </table:table-cell>
          <table:table-cell office:value-type="float" office:value="7735">
            <text:p>773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0.581771170006462">
            <text:p>-0.58177117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42">
            <text:p>942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 office:value-type="float" office:value="1">
            <text:p>1</text:p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  <table:table-cell table:formula="of:=([.D474]/[.E474]*100)-100" office:value-type="float" office:value="-2.4416135881104">
            <text:p>-2.441613588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1120">
            <text:p>1120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4.91071428571429">
            <text:p>-4.9107142857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91">
            <text:p>2591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2599">
            <text:p>2599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0.0769526741054278">
            <text:p>0.076952674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float" office:value="3195">
            <text:p>3195</text:p>
          </table:table-cell>
          <table:table-cell office:value-type="float" office:value="3210">
            <text:p>3210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0.467289719626166">
            <text:p>-0.4672897196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  <table:table-cell office:value-type="float" office:value="3564">
            <text:p>3564</text:p>
          </table:table-cell>
          <table:table-cell office:value-type="float" office:value="3575">
            <text:p>357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  <table:table-cell table:formula="of:=([.D478]/[.E478]*100)-100" office:value-type="float" office:value="-0.307692307692307">
            <text:p>-0.3076923077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404">
            <text:p>404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-1.98019801980198">
            <text:p>-1.9801980198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483">
            <text:p>483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-0.828157349896486">
            <text:p>-0.8281573499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9839">
            <text:p>9839</text:p>
          </table:table-cell>
          <table:table-cell office:value-type="float" office:value="9720">
            <text:p>972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1.22427983539095">
            <text:p>1.2242798354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75">
            <text:p>3775</text:p>
          </table:table-cell>
          <table:table-cell office:value-type="float" office:value="3855">
            <text:p>385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-2.07522697795072">
            <text:p>-2.075226978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85">
            <text:p>4085</text:p>
          </table:table-cell>
          <table:table-cell office:value-type="float" office:value="1">
            <text:p>1</text:p>
          </table:table-cell>
          <table:table-cell office:value-type="float" office:value="4094">
            <text:p>4094</text:p>
          </table:table-cell>
          <table:table-cell office:value-type="float" office:value="4080">
            <text:p>408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 office:value-type="float" office:value="1">
            <text:p>1</text:p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0.343137254901961">
            <text:p>0.3431372549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 office:value-type="float" office:value="2237">
            <text:p>2237</text:p>
          </table:table-cell>
          <table:table-cell office:value-type="float" office:value="2275">
            <text:p>2275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-1.67032967032968">
            <text:p>-1.6703296703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2910">
            <text:p>2910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 office:value-type="float" office:value="1">
            <text:p>1</text:p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 office:value-type="float" office:value="1">
            <text:p>1</text:p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/>
          <table:table-cell table:formula="of:=([.D485]/[.E485]*100)-100" office:value-type="float" office:value="-0.756013745704465">
            <text:p>-0.7560137457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6375">
            <text:p>46375</text:p>
          </table:table-cell>
          <table:table-cell office:value-type="float" office:value="1">
            <text:p>1</text:p>
          </table:table-cell>
          <table:table-cell office:value-type="float" office:value="46763">
            <text:p>46763</text:p>
          </table:table-cell>
          <table:table-cell office:value-type="float" office:value="47405">
            <text:p>47405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 office:value-type="float" office:value="1">
            <text:p>1</text:p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 office:value-type="float" office:value="1">
            <text:p>1</text:p>
          </table:table-cell>
          <table:table-cell table:formula="of:=IF(OR(AND([.G487]=1;[.I487]=1);AND([.F487]=1;[.H487]=1));1;&quot;&quot;)" office:value-type="float" office:value="1">
            <text:p>1</text:p>
          </table:table-cell>
          <table:table-cell/>
          <table:table-cell table:formula="of:=([.D487]/[.E487]*100)-100" office:value-type="float" office:value="-1.35428752241324">
            <text:p>-1.3542875224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129">
            <text:p>6129</text:p>
          </table:table-cell>
          <table:table-cell office:value-type="float" office:value="0">
            <text:p>0</text:p>
          </table:table-cell>
          <table:table-cell office:value-type="float" office:value="6073">
            <text:p>6073</text:p>
          </table:table-cell>
          <table:table-cell office:value-type="float" office:value="6244">
            <text:p>6244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 office:value-type="float" office:value="1">
            <text:p>1</text:p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-2.73862908392056">
            <text:p>-2.7386290839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6265">
            <text:p>6265</text:p>
          </table:table-cell>
          <table:table-cell office:value-type="float" office:value="6410">
            <text:p>641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>
            <text:p/>
          </table:table-cell>
          <table:table-cell table:formula="of:=IF(AND([.B489]&gt;[.D489];[.C489]=0);1;&quot;&quot;)" office:value-type="float" office:value="1">
            <text:p>1</text:p>
          </table:table-cell>
          <table:table-cell table:formula="of:=IF(AND([.B489]&lt;=[.D489];[.C489]=1);1;&quot;&quot;)">
            <text:p/>
          </table:table-cell>
          <table:table-cell table:formula="of:=IF(OR(AND([.G489]=1;[.I489]=1);AND([.F489]=1;[.H489]=1));1;&quot;&quot;)">
            <text:p/>
          </table:table-cell>
          <table:table-cell/>
          <table:table-cell table:formula="of:=([.D489]/[.E489]*100)-100" office:value-type="float" office:value="-2.26209048361935">
            <text:p>-2.2620904836</text:p>
          </table:table-cell>
        </table:table-row>
        <table:table-row table:style-name="ro2">
          <table:table-cell table:number-columns-repeated="5"/>
          <table:table-cell table:formula="of:=SUM([.F2:.F489])" office:value-type="float" office:value="26">
            <text:p>26</text:p>
          </table:table-cell>
          <table:table-cell table:formula="of:=SUM([.G2:.G489])" office:value-type="float" office:value="73">
            <text:p>73</text:p>
          </table:table-cell>
          <table:table-cell table:formula="of:=SUM([.H2:.H489])" office:value-type="float" office:value="152">
            <text:p>152</text:p>
          </table:table-cell>
          <table:table-cell table:formula="of:=SUM([.I2:.I489])" office:value-type="float" office:value="97">
            <text:p>97</text:p>
          </table:table-cell>
          <table:table-cell table:formula="of:=SUM([.J2:.J489])" office:value-type="float" office:value="99">
            <text:p>99</text:p>
          </table:table-cell>
          <table:table-cell table:formula="of:=([.J490]/([.H490]+[.I490]))*100" office:value-type="float" office:value="39.7590361445783">
            <text:p>39.7590361446</text:p>
          </table:table-cell>
          <table:table-cell table:formula="of:=AVERAGE([.L2:.L489])" office:value-type="float" office:value="-1.46849886320737">
            <text:p>-1.4684988632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15.5339805825243">
            <text:p>-15.5339805825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11.1225806451613">
            <text:p>11.1225806452</text:p>
          </table:table-cell>
        </table:table-row>
        <table:table-row table:style-name="ro2" table:number-rows-repeated="104808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7:04:50</dc:date>
    <dc:creator>debian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7344" meta:object-count="0"/>
  </office:meta>
</office:document-meta>
</file>